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21.5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20.6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cell-protect="none" style:print-content="tru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4" office:value-type="string" calcext:value-type="string">
            <text:p>Competition</text:p>
          </table:table-cell>
          <table:table-cell table:style-name="ce6"/>
          <table:table-cell table:style-name="ce4" office:value-type="string" calcext:value-type="string">
            <text:p>Stage 2 Comp Names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U11</text:p>
          </table:table-cell>
          <table:table-cell/>
          <table:table-cell table:style-name="ce7" office:value-type="string" calcext:value-type="string">
            <text:p>Champions Lea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7" office:value-type="string" calcext:value-type="string">
            <text:p>Europa League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G8</text:p>
          </table:table-cell>
          <table:table-cell table:style-name="ce3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rsenal</text:p>
          </table:table-cell>
          <table:table-cell table:style-name="ce5" office:value-type="string" calcext:value-type="string">
            <text:p>Man. City</text:p>
          </table:table-cell>
          <table:table-cell table:style-name="ce5" office:value-type="string" calcext:value-type="string">
            <text:p>Ipswich</text:p>
          </table:table-cell>
          <table:table-cell table:style-name="ce5" office:value-type="string" calcext:value-type="string">
            <text:p>QPR</text:p>
          </table:table-cell>
          <table:table-cell table:style-name="ce5" office:value-type="string" calcext:value-type="string">
            <text:p>Arsenal</text:p>
          </table:table-cell>
          <table:table-cell table:style-name="ce5" office:value-type="string" calcext:value-type="string">
            <text:p>Man. City</text:p>
          </table:table-cell>
          <table:table-cell table:style-name="ce5" office:value-type="string" calcext:value-type="string">
            <text:p>Sheffield Wednesday</text:p>
          </table:table-cell>
          <table:table-cell table:style-name="ce5" office:value-type="string" calcext:value-type="string">
            <text:p>Rotherham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Liverpool</text:p>
          </table:table-cell>
          <table:table-cell table:style-name="ce5" office:value-type="string" calcext:value-type="string">
            <text:p>West Ham</text:p>
          </table:table-cell>
          <table:table-cell table:style-name="ce5" office:value-type="string" calcext:value-type="string">
            <text:p>Preston North End</text:p>
          </table:table-cell>
          <table:table-cell table:style-name="ce5" office:value-type="string" calcext:value-type="string">
            <text:p>Fulham FC</text:p>
          </table:table-cell>
          <table:table-cell table:style-name="ce5" office:value-type="string" calcext:value-type="string">
            <text:p>Liverpool</text:p>
          </table:table-cell>
          <table:table-cell table:style-name="ce5" office:value-type="string" calcext:value-type="string">
            <text:p>West Ham</text:p>
          </table:table-cell>
          <table:table-cell table:style-name="ce5" office:value-type="string" calcext:value-type="string">
            <text:p>Brentford</text:p>
          </table:table-cell>
          <table:table-cell table:style-name="ce5" office:value-type="string" calcext:value-type="string">
            <text:p>Cardiff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Chelsea</text:p>
          </table:table-cell>
          <table:table-cell table:style-name="ce5" office:value-type="string" calcext:value-type="string">
            <text:p>Aston Villa</text:p>
          </table:table-cell>
          <table:table-cell table:style-name="ce5" office:value-type="string" calcext:value-type="string">
            <text:p>Hull City</text:p>
          </table:table-cell>
          <table:table-cell table:style-name="ce5" office:value-type="string" calcext:value-type="string">
            <text:p>Birmingham</text:p>
          </table:table-cell>
          <table:table-cell table:style-name="ce5" office:value-type="string" calcext:value-type="string">
            <text:p>Chelsea</text:p>
          </table:table-cell>
          <table:table-cell table:style-name="ce5" office:value-type="string" calcext:value-type="string">
            <text:p>Aston Villa</text:p>
          </table:table-cell>
          <table:table-cell table:style-name="ce5" office:value-type="string" calcext:value-type="string">
            <text:p>Derby County</text:p>
          </table:table-cell>
          <table:table-cell table:style-name="ce5" office:value-type="string" calcext:value-type="string">
            <text:p>MK Dons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Man. Utd.</text:p>
          </table:table-cell>
          <table:table-cell table:style-name="ce5" office:value-type="string" calcext:value-type="string">
            <text:p>Everton</text:p>
          </table:table-cell>
          <table:table-cell table:style-name="ce5" office:value-type="string" calcext:value-type="string">
            <text:p>Reading</text:p>
          </table:table-cell>
          <table:table-cell table:style-name="ce5" office:value-type="string" calcext:value-type="string">
            <text:p>Leeds</text:p>
          </table:table-cell>
          <table:table-cell table:style-name="ce5" office:value-type="string" calcext:value-type="string">
            <text:p>Man. Utd.</text:p>
          </table:table-cell>
          <table:table-cell table:style-name="ce5" office:value-type="string" calcext:value-type="string">
            <text:p>Everton</text:p>
          </table:table-cell>
          <table:table-cell table:style-name="ce5" office:value-type="string" calcext:value-type="string">
            <text:p>Middlesbrough</text:p>
          </table:table-cell>
          <table:table-cell table:style-name="ce5" office:value-type="string" calcext:value-type="string">
            <text:p>Bristol City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Newcastle</text:p>
          </table:table-cell>
          <table:table-cell table:style-name="ce5" office:value-type="string" calcext:value-type="string">
            <text:p>Spurs</text:p>
          </table:table-cell>
          <table:table-cell table:style-name="ce5" table:number-columns-repeated="2"/>
          <table:table-cell table:style-name="ce5" office:value-type="string" calcext:value-type="string">
            <text:p>Newcastle</text:p>
          </table:table-cell>
          <table:table-cell table:style-name="ce5" office:value-type="string" calcext:value-type="string">
            <text:p>Spurs</text:p>
          </table:table-cell>
          <table:table-cell table:style-name="ce5" table:number-columns-repeated="2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visibility="collapse">
          <table:table-cell table:style-name="ce4" office:value-type="float" office:value="1" calcext:value-type="float">
            <text:p>1</text:p>
          </table:table-cell>
          <table:table-cell table:formula="of:=SUBSTITUTE(['TEAM NAMES'.B5];&quot;&quot;&quot;&quot;;&quot;'&quot;)" office:value-type="string" office:string-value="Arsenal" calcext:value-type="string">
            <text:p>Arsenal</text:p>
          </table:table-cell>
          <table:table-cell table:formula="of:=SUBSTITUTE(['TEAM NAMES'.C5];&quot;&quot;&quot;&quot;;&quot;'&quot;)" office:value-type="string" office:string-value="Man. City" calcext:value-type="string">
            <text:p>Man. City</text:p>
          </table:table-cell>
          <table:table-cell table:formula="of:=SUBSTITUTE(['TEAM NAMES'.D5];&quot;&quot;&quot;&quot;;&quot;'&quot;)" office:value-type="string" office:string-value="Ipswich" calcext:value-type="string">
            <text:p>Ipswich</text:p>
          </table:table-cell>
          <table:table-cell table:formula="of:=SUBSTITUTE(['TEAM NAMES'.E5];&quot;&quot;&quot;&quot;;&quot;'&quot;)" office:value-type="string" office:string-value="QPR" calcext:value-type="string">
            <text:p>QPR</text:p>
          </table:table-cell>
          <table:table-cell table:formula="of:=SUBSTITUTE(['TEAM NAMES'.F5];&quot;&quot;&quot;&quot;;&quot;'&quot;)" office:value-type="string" office:string-value="Arsenal" calcext:value-type="string">
            <text:p>Arsenal</text:p>
          </table:table-cell>
          <table:table-cell table:formula="of:=SUBSTITUTE(['TEAM NAMES'.G5];&quot;&quot;&quot;&quot;;&quot;'&quot;)" office:value-type="string" office:string-value="Man. City" calcext:value-type="string">
            <text:p>Man. City</text:p>
          </table:table-cell>
          <table:table-cell table:formula="of:=SUBSTITUTE(['TEAM NAMES'.H5];&quot;&quot;&quot;&quot;;&quot;'&quot;)" office:value-type="string" office:string-value="Sheffield Wednesday" calcext:value-type="string">
            <text:p>Sheffield Wednesday</text:p>
          </table:table-cell>
          <table:table-cell table:formula="of:=SUBSTITUTE(['TEAM NAMES'.I5];&quot;&quot;&quot;&quot;;&quot;'&quot;)" office:value-type="string" office:string-value="Rotherham" calcext:value-type="string">
            <text:p>Rotherham</text:p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2" calcext:value-type="float">
            <text:p>2</text:p>
          </table:table-cell>
          <table:table-cell table:formula="of:=SUBSTITUTE(['TEAM NAMES'.B6];&quot;&quot;&quot;&quot;;&quot;'&quot;)" office:value-type="string" office:string-value="Liverpool" calcext:value-type="string">
            <text:p>Liverpool</text:p>
          </table:table-cell>
          <table:table-cell table:formula="of:=SUBSTITUTE(['TEAM NAMES'.C6];&quot;&quot;&quot;&quot;;&quot;'&quot;)" office:value-type="string" office:string-value="West Ham" calcext:value-type="string">
            <text:p>West Ham</text:p>
          </table:table-cell>
          <table:table-cell table:formula="of:=SUBSTITUTE(['TEAM NAMES'.D6];&quot;&quot;&quot;&quot;;&quot;'&quot;)" office:value-type="string" office:string-value="Preston North End" calcext:value-type="string">
            <text:p>Preston North End</text:p>
          </table:table-cell>
          <table:table-cell table:formula="of:=SUBSTITUTE(['TEAM NAMES'.E6];&quot;&quot;&quot;&quot;;&quot;'&quot;)" office:value-type="string" office:string-value="Fulham FC" calcext:value-type="string">
            <text:p>Fulham FC</text:p>
          </table:table-cell>
          <table:table-cell table:formula="of:=SUBSTITUTE(['TEAM NAMES'.F6];&quot;&quot;&quot;&quot;;&quot;'&quot;)" office:value-type="string" office:string-value="Liverpool" calcext:value-type="string">
            <text:p>Liverpool</text:p>
          </table:table-cell>
          <table:table-cell table:formula="of:=SUBSTITUTE(['TEAM NAMES'.G6];&quot;&quot;&quot;&quot;;&quot;'&quot;)" office:value-type="string" office:string-value="West Ham" calcext:value-type="string">
            <text:p>West Ham</text:p>
          </table:table-cell>
          <table:table-cell table:formula="of:=SUBSTITUTE(['TEAM NAMES'.H6];&quot;&quot;&quot;&quot;;&quot;'&quot;)" office:value-type="string" office:string-value="Brentford" calcext:value-type="string">
            <text:p>Brentford</text:p>
          </table:table-cell>
          <table:table-cell table:formula="of:=SUBSTITUTE(['TEAM NAMES'.I6];&quot;&quot;&quot;&quot;;&quot;'&quot;)" office:value-type="string" office:string-value="Cardiff" calcext:value-type="string">
            <text:p>Cardiff</text:p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3" calcext:value-type="float">
            <text:p>3</text:p>
          </table:table-cell>
          <table:table-cell table:formula="of:=SUBSTITUTE(['TEAM NAMES'.B7];&quot;&quot;&quot;&quot;;&quot;'&quot;)" office:value-type="string" office:string-value="Chelsea" calcext:value-type="string">
            <text:p>Chelsea</text:p>
          </table:table-cell>
          <table:table-cell table:formula="of:=SUBSTITUTE(['TEAM NAMES'.C7];&quot;&quot;&quot;&quot;;&quot;'&quot;)" office:value-type="string" office:string-value="Aston Villa" calcext:value-type="string">
            <text:p>Aston Villa</text:p>
          </table:table-cell>
          <table:table-cell table:formula="of:=SUBSTITUTE(['TEAM NAMES'.D7];&quot;&quot;&quot;&quot;;&quot;'&quot;)" office:value-type="string" office:string-value="Hull City" calcext:value-type="string">
            <text:p>Hull City</text:p>
          </table:table-cell>
          <table:table-cell table:formula="of:=SUBSTITUTE(['TEAM NAMES'.E7];&quot;&quot;&quot;&quot;;&quot;'&quot;)" office:value-type="string" office:string-value="Birmingham" calcext:value-type="string">
            <text:p>Birmingham</text:p>
          </table:table-cell>
          <table:table-cell table:formula="of:=SUBSTITUTE(['TEAM NAMES'.F7];&quot;&quot;&quot;&quot;;&quot;'&quot;)" office:value-type="string" office:string-value="Chelsea" calcext:value-type="string">
            <text:p>Chelsea</text:p>
          </table:table-cell>
          <table:table-cell table:formula="of:=SUBSTITUTE(['TEAM NAMES'.G7];&quot;&quot;&quot;&quot;;&quot;'&quot;)" office:value-type="string" office:string-value="Aston Villa" calcext:value-type="string">
            <text:p>Aston Villa</text:p>
          </table:table-cell>
          <table:table-cell table:formula="of:=SUBSTITUTE(['TEAM NAMES'.H7];&quot;&quot;&quot;&quot;;&quot;'&quot;)" office:value-type="string" office:string-value="Derby County" calcext:value-type="string">
            <text:p>Derby County</text:p>
          </table:table-cell>
          <table:table-cell table:formula="of:=SUBSTITUTE(['TEAM NAMES'.I7];&quot;&quot;&quot;&quot;;&quot;'&quot;)" office:value-type="string" office:string-value="MK Dons" calcext:value-type="string">
            <text:p>MK Dons</text:p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4" calcext:value-type="float">
            <text:p>4</text:p>
          </table:table-cell>
          <table:table-cell table:formula="of:=SUBSTITUTE(['TEAM NAMES'.B8];&quot;&quot;&quot;&quot;;&quot;'&quot;)" office:value-type="string" office:string-value="Man. Utd." calcext:value-type="string">
            <text:p>Man. Utd.</text:p>
          </table:table-cell>
          <table:table-cell table:formula="of:=SUBSTITUTE(['TEAM NAMES'.C8];&quot;&quot;&quot;&quot;;&quot;'&quot;)" office:value-type="string" office:string-value="Everton" calcext:value-type="string">
            <text:p>Everton</text:p>
          </table:table-cell>
          <table:table-cell table:formula="of:=SUBSTITUTE(['TEAM NAMES'.D8];&quot;&quot;&quot;&quot;;&quot;'&quot;)" office:value-type="string" office:string-value="Reading" calcext:value-type="string">
            <text:p>Reading</text:p>
          </table:table-cell>
          <table:table-cell table:formula="of:=SUBSTITUTE(['TEAM NAMES'.E8];&quot;&quot;&quot;&quot;;&quot;'&quot;)" office:value-type="string" office:string-value="Leeds" calcext:value-type="string">
            <text:p>Leeds</text:p>
          </table:table-cell>
          <table:table-cell table:formula="of:=SUBSTITUTE(['TEAM NAMES'.F8];&quot;&quot;&quot;&quot;;&quot;'&quot;)" office:value-type="string" office:string-value="Man. Utd." calcext:value-type="string">
            <text:p>Man. Utd.</text:p>
          </table:table-cell>
          <table:table-cell table:formula="of:=SUBSTITUTE(['TEAM NAMES'.G8];&quot;&quot;&quot;&quot;;&quot;'&quot;)" office:value-type="string" office:string-value="Everton" calcext:value-type="string">
            <text:p>Everton</text:p>
          </table:table-cell>
          <table:table-cell table:formula="of:=SUBSTITUTE(['TEAM NAMES'.H8];&quot;&quot;&quot;&quot;;&quot;'&quot;)" office:value-type="string" office:string-value="Middlesbrough" calcext:value-type="string">
            <text:p>Middlesbrough</text:p>
          </table:table-cell>
          <table:table-cell table:formula="of:=SUBSTITUTE(['TEAM NAMES'.I8];&quot;&quot;&quot;&quot;;&quot;'&quot;)" office:value-type="string" office:string-value="Bristol City" calcext:value-type="string">
            <text:p>Bristol City</text:p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5" calcext:value-type="float">
            <text:p>5</text:p>
          </table:table-cell>
          <table:table-cell table:formula="of:=SUBSTITUTE(['TEAM NAMES'.B9];&quot;&quot;&quot;&quot;;&quot;'&quot;)" office:value-type="string" office:string-value="Newcastle" calcext:value-type="string">
            <text:p>Newcastle</text:p>
          </table:table-cell>
          <table:table-cell table:formula="of:=SUBSTITUTE(['TEAM NAMES'.C9];&quot;&quot;&quot;&quot;;&quot;'&quot;)" office:value-type="string" office:string-value="Spurs" calcext:value-type="string">
            <text:p>Spurs</text:p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formula="of:=SUBSTITUTE(['TEAM NAMES'.F9];&quot;&quot;&quot;&quot;;&quot;'&quot;)" office:value-type="string" office:string-value="Newcastle" calcext:value-type="string">
            <text:p>Newcastle</text:p>
          </table:table-cell>
          <table:table-cell table:formula="of:=SUBSTITUTE(['TEAM NAMES'.G9];&quot;&quot;&quot;&quot;;&quot;'&quot;)" office:value-type="string" office:string-value="Spurs" calcext:value-type="string">
            <text:p>Spurs</text:p>
          </table:table-cell>
          <table:table-cell table:formula="of:=SUBSTITUTE(['TEAM NAMES'.H9];&quot;&quot;&quot;&quot;;&quot;'&quot;)">
            <text:p/>
          </table:table-cell>
          <table:table-cell table:formula="of:=SUBSTITUTE(['TEAM NAMES'.I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formula="of:=SUBSTITUTE(['TEAM NAMES'.F10];&quot;&quot;&quot;&quot;;&quot;'&quot;)">
            <text:p/>
          </table:table-cell>
          <table:table-cell table:formula="of:=SUBSTITUTE(['TEAM NAMES'.G10];&quot;&quot;&quot;&quot;;&quot;'&quot;)">
            <text:p/>
          </table:table-cell>
          <table:table-cell table:formula="of:=SUBSTITUTE(['TEAM NAMES'.H10];&quot;&quot;&quot;&quot;;&quot;'&quot;)">
            <text:p/>
          </table:table-cell>
          <table:table-cell table:formula="of:=SUBSTITUTE(['TEAM NAMES'.I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formula="of:=SUBSTITUTE(['TEAM NAMES'.F11];&quot;&quot;&quot;&quot;;&quot;'&quot;)">
            <text:p/>
          </table:table-cell>
          <table:table-cell table:formula="of:=SUBSTITUTE(['TEAM NAMES'.G11];&quot;&quot;&quot;&quot;;&quot;'&quot;)">
            <text:p/>
          </table:table-cell>
          <table:table-cell table:formula="of:=SUBSTITUTE(['TEAM NAMES'.H11];&quot;&quot;&quot;&quot;;&quot;'&quot;)">
            <text:p/>
          </table:table-cell>
          <table:table-cell table:formula="of:=SUBSTITUTE(['TEAM NAMES'.I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formula="of:=SUBSTITUTE(['TEAM NAMES'.F12];&quot;&quot;&quot;&quot;;&quot;'&quot;)">
            <text:p/>
          </table:table-cell>
          <table:table-cell table:formula="of:=SUBSTITUTE(['TEAM NAMES'.G12];&quot;&quot;&quot;&quot;;&quot;'&quot;)">
            <text:p/>
          </table:table-cell>
          <table:table-cell table:formula="of:=SUBSTITUTE(['TEAM NAMES'.H12];&quot;&quot;&quot;&quot;;&quot;'&quot;)">
            <text:p/>
          </table:table-cell>
          <table:table-cell table:formula="of:=SUBSTITUTE(['TEAM NAMES'.I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formula="of:=SUBSTITUTE(['TEAM NAMES'.F13];&quot;&quot;&quot;&quot;;&quot;'&quot;)">
            <text:p/>
          </table:table-cell>
          <table:table-cell table:formula="of:=SUBSTITUTE(['TEAM NAMES'.G13];&quot;&quot;&quot;&quot;;&quot;'&quot;)">
            <text:p/>
          </table:table-cell>
          <table:table-cell table:formula="of:=SUBSTITUTE(['TEAM NAMES'.H13];&quot;&quot;&quot;&quot;;&quot;'&quot;)">
            <text:p/>
          </table:table-cell>
          <table:table-cell table:formula="of:=SUBSTITUTE(['TEAM NAMES'.I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formula="of:=SUBSTITUTE(['TEAM NAMES'.B14];&quot;&quot;&quot;&quot;;&quot;'&quot;)">
            <text:p/>
          </table:table-cell>
          <table:table-cell table:formula="of:=SUBSTITUTE(['TEAM NAMES'.C14];&quot;&quot;&quot;&quot;;&quot;'&quot;)">
            <text:p/>
          </table:table-cell>
          <table:table-cell table:formula="of:=SUBSTITUTE(['TEAM NAMES'.D14];&quot;&quot;&quot;&quot;;&quot;'&quot;)">
            <text:p/>
          </table:table-cell>
          <table:table-cell table:formula="of:=SUBSTITUTE(['TEAM NAMES'.E14];&quot;&quot;&quot;&quot;;&quot;'&quot;)">
            <text:p/>
          </table:table-cell>
          <table:table-cell table:formula="of:=SUBSTITUTE(['TEAM NAMES'.F14];&quot;&quot;&quot;&quot;;&quot;'&quot;)">
            <text:p/>
          </table:table-cell>
          <table:table-cell table:formula="of:=SUBSTITUTE(['TEAM NAMES'.G14];&quot;&quot;&quot;&quot;;&quot;'&quot;)">
            <text:p/>
          </table:table-cell>
          <table:table-cell table:formula="of:=SUBSTITUTE(['TEAM NAMES'.H14];&quot;&quot;&quot;&quot;;&quot;'&quot;)">
            <text:p/>
          </table:table-cell>
          <table:table-cell table:formula="of:=SUBSTITUTE(['TEAM NAMES'.I14];&quot;&quot;&quot;&quot;;&quot;'&quot;)">
            <text:p/>
          </table:table-cell>
          <table:table-cell table:number-columns-repeated="1015"/>
        </table:table-row>
        <table:table-row table:style-name="ro1" table:number-rows-repeated="1048454">
          <table:table-cell table:number-columns-repeated="1024"/>
        </table:table-row>
        <table:table-row table:style-name="ro2" table:number-rows-repeated="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Groups of 5 KO Format" table:style-name="ta1">
        <office:forms form:automatic-focus="false" form:apply-design-mode="false"/>
        <table:table-column table:style-name="co4" table:visibility="collapse" table:default-cell-style-name="ce9"/>
        <table:table-column table:style-name="co5" table:visibility="collapse" table:default-cell-style-name="ce9"/>
        <table:table-column table:style-name="co6" table:visibility="collapse" table:default-cell-style-name="ce10"/>
        <table:table-column table:style-name="co6" table:visibility="collapse" table:number-columns-repeated="2" table:default-cell-style-name="ce11"/>
        <table:table-column table:style-name="co7" table:visibility="collapse" table:default-cell-style-name="ce12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1" table:number-columns-repeated="2"/>
          <table:table-cell table:style-name="ce11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table:formula="of:=VLOOKUP(['2 Groups of 5 KO Format'.D2];TRANSLATED_TEAM_NAMES;['2 Groups of 5 KO Format'.$C2]+1)" office:value-type="string" office:string-value="Arsenal" calcext:value-type="string">
            <text:p>Arsenal</text:p>
          </table:table-cell>
          <table:table-cell table:style-name="ce11" table:formula="of:=VLOOKUP(['2 Groups of 5 KO Format'.E2];TRANSLATED_TEAM_NAMES;['2 Groups of 5 KO Format'.$C2]+1)" office:value-type="string" office:string-value="Liverpool" calcext:value-type="string">
            <text:p>Liverpool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1&quot;, &quot;section&quot;:&quot;A&quot;, &quot;group&quot;:&quot;1&quot;},&quot;tag&quot;:&quot;1&quot;, &quot;homeTeam&quot;:&quot;Arsenal&quot;, &quot;awayTeam&quot;:&quot;Liverpool&quot;}" calcext:value-type="string">
            <text:p>{"__v":0,"index":1,"pitch":"1","competition":{"name":"U11", "section":"A", "group":"1"},"tag":"1", "homeTeam":"Arsenal", "awayTeam":"Liverpool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VLOOKUP(['2 Groups of 5 KO Format'.D3];TRANSLATED_TEAM_NAMES;['2 Groups of 5 KO Format'.$C3]+1)" office:value-type="string" office:string-value="Chelsea" calcext:value-type="string">
            <text:p>Chelsea</text:p>
          </table:table-cell>
          <table:table-cell table:style-name="ce11" table:formula="of:=VLOOKUP(['2 Groups of 5 KO Format'.E3];TRANSLATED_TEAM_NAMES;['2 Groups of 5 KO Format'.$C3]+1)" office:value-type="string" office:string-value="Man. Utd." calcext:value-type="string">
            <text:p>Man. Utd.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&quot;,&quot;competition&quot;:{&quot;name&quot;:&quot;U11&quot;, &quot;section&quot;:&quot;A&quot;, &quot;group&quot;:&quot;1&quot;},&quot;tag&quot;:&quot;2&quot;, &quot;homeTeam&quot;:&quot;Chelsea&quot;, &quot;awayTeam&quot;:&quot;Man. Utd.&quot;}" calcext:value-type="string">
            <text:p>{"__v":0,"index":2,"pitch":"1","competition":{"name":"U11", "section":"A", "group":"1"},"tag":"2", "homeTeam":"Chelsea", "awayTeam":"Man. Utd.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VLOOKUP(['2 Groups of 5 KO Format'.D4];TRANSLATED_TEAM_NAMES;['2 Groups of 5 KO Format'.$C4]+1)" office:value-type="string" office:string-value="Newcastle" calcext:value-type="string">
            <text:p>Newcastle</text:p>
          </table:table-cell>
          <table:table-cell table:style-name="ce11" table:formula="of:=VLOOKUP(['2 Groups of 5 KO Format'.E4];TRANSLATED_TEAM_NAMES;['2 Groups of 5 KO Format'.$C4]+1)" office:value-type="string" office:string-value="Arsenal" calcext:value-type="string">
            <text:p>Arsenal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&quot;,&quot;competition&quot;:{&quot;name&quot;:&quot;U11&quot;, &quot;section&quot;:&quot;A&quot;, &quot;group&quot;:&quot;1&quot;},&quot;tag&quot;:&quot;3&quot;, &quot;homeTeam&quot;:&quot;Newcastle&quot;, &quot;awayTeam&quot;:&quot;Arsenal&quot;}" calcext:value-type="string">
            <text:p>{"__v":0,"index":3,"pitch":"1","competition":{"name":"U11", "section":"A", "group":"1"},"tag":"3", "homeTeam":"Newcastle", "awayTeam":"Arsenal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VLOOKUP(['2 Groups of 5 KO Format'.D5];TRANSLATED_TEAM_NAMES;['2 Groups of 5 KO Format'.$C5]+1)" office:value-type="string" office:string-value="Liverpool" calcext:value-type="string">
            <text:p>Liverpool</text:p>
          </table:table-cell>
          <table:table-cell table:style-name="ce11" table:formula="of:=VLOOKUP(['2 Groups of 5 KO Format'.E5];TRANSLATED_TEAM_NAMES;['2 Groups of 5 KO Format'.$C5]+1)" office:value-type="string" office:string-value="Chelsea" calcext:value-type="string">
            <text:p>Chelsea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&quot;,&quot;competition&quot;:{&quot;name&quot;:&quot;U11&quot;, &quot;section&quot;:&quot;A&quot;, &quot;group&quot;:&quot;1&quot;},&quot;tag&quot;:&quot;4&quot;, &quot;homeTeam&quot;:&quot;Liverpool&quot;, &quot;awayTeam&quot;:&quot;Chelsea&quot;}" calcext:value-type="string">
            <text:p>{"__v":0,"index":4,"pitch":"1","competition":{"name":"U11", "section":"A", "group":"1"},"tag":"4", "homeTeam":"Liverpool", "awayTeam":"Chelsea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VLOOKUP(['2 Groups of 5 KO Format'.D6];TRANSLATED_TEAM_NAMES;['2 Groups of 5 KO Format'.$C6]+1)" office:value-type="string" office:string-value="Man. Utd." calcext:value-type="string">
            <text:p>Man. Utd.</text:p>
          </table:table-cell>
          <table:table-cell table:style-name="ce11" table:formula="of:=VLOOKUP(['2 Groups of 5 KO Format'.E6];TRANSLATED_TEAM_NAMES;['2 Groups of 5 KO Format'.$C6]+1)" office:value-type="string" office:string-value="Newcastle" calcext:value-type="string">
            <text:p>Newcastle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&quot;,&quot;competition&quot;:{&quot;name&quot;:&quot;U11&quot;, &quot;section&quot;:&quot;A&quot;, &quot;group&quot;:&quot;1&quot;},&quot;tag&quot;:&quot;5&quot;, &quot;homeTeam&quot;:&quot;Man. Utd.&quot;, &quot;awayTeam&quot;:&quot;Newcastle&quot;}" calcext:value-type="string">
            <text:p>{"__v":0,"index":5,"pitch":"1","competition":{"name":"U11", "section":"A", "group":"1"},"tag":"5", "homeTeam":"Man. Utd.", "awayTeam":"Newcastle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VLOOKUP(['2 Groups of 5 KO Format'.D7];TRANSLATED_TEAM_NAMES;['2 Groups of 5 KO Format'.$C7]+1)" office:value-type="string" office:string-value="Arsenal" calcext:value-type="string">
            <text:p>Arsenal</text:p>
          </table:table-cell>
          <table:table-cell table:style-name="ce11" table:formula="of:=VLOOKUP(['2 Groups of 5 KO Format'.E7];TRANSLATED_TEAM_NAMES;['2 Groups of 5 KO Format'.$C7]+1)" office:value-type="string" office:string-value="Chelsea" calcext:value-type="string">
            <text:p>Chelsea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&quot;,&quot;competition&quot;:{&quot;name&quot;:&quot;U11&quot;, &quot;section&quot;:&quot;A&quot;, &quot;group&quot;:&quot;1&quot;},&quot;tag&quot;:&quot;6&quot;, &quot;homeTeam&quot;:&quot;Arsenal&quot;, &quot;awayTeam&quot;:&quot;Chelsea&quot;}" calcext:value-type="string">
            <text:p>{"__v":0,"index":6,"pitch":"1","competition":{"name":"U11", "section":"A", "group":"1"},"tag":"6", "homeTeam":"Arsenal", "awayTeam":"Chelsea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" table:formula="of:=VLOOKUP(['2 Groups of 5 KO Format'.D8];TRANSLATED_TEAM_NAMES;['2 Groups of 5 KO Format'.$C8]+1)" office:value-type="string" office:string-value="Liverpool" calcext:value-type="string">
            <text:p>Liverpool</text:p>
          </table:table-cell>
          <table:table-cell table:style-name="ce11" table:formula="of:=VLOOKUP(['2 Groups of 5 KO Format'.E8];TRANSLATED_TEAM_NAMES;['2 Groups of 5 KO Format'.$C8]+1)" office:value-type="string" office:string-value="Man. Utd." calcext:value-type="string">
            <text:p>Man. Utd.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&quot;,&quot;competition&quot;:{&quot;name&quot;:&quot;U11&quot;, &quot;section&quot;:&quot;A&quot;, &quot;group&quot;:&quot;1&quot;},&quot;tag&quot;:&quot;7&quot;, &quot;homeTeam&quot;:&quot;Liverpool&quot;, &quot;awayTeam&quot;:&quot;Man. Utd.&quot;}" calcext:value-type="string">
            <text:p>{"__v":0,"index":7,"pitch":"1","competition":{"name":"U11", "section":"A", "group":"1"},"tag":"7", "homeTeam":"Liverpool", "awayTeam":"Man. Utd.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1" table:formula="of:=VLOOKUP(['2 Groups of 5 KO Format'.D9];TRANSLATED_TEAM_NAMES;['2 Groups of 5 KO Format'.$C9]+1)" office:value-type="string" office:string-value="Chelsea" calcext:value-type="string">
            <text:p>Chelsea</text:p>
          </table:table-cell>
          <table:table-cell table:style-name="ce11" table:formula="of:=VLOOKUP(['2 Groups of 5 KO Format'.E9];TRANSLATED_TEAM_NAMES;['2 Groups of 5 KO Format'.$C9]+1)" office:value-type="string" office:string-value="Newcastle" calcext:value-type="string">
            <text:p>Newcastle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&quot;,&quot;competition&quot;:{&quot;name&quot;:&quot;U11&quot;, &quot;section&quot;:&quot;A&quot;, &quot;group&quot;:&quot;1&quot;},&quot;tag&quot;:&quot;8&quot;, &quot;homeTeam&quot;:&quot;Chelsea&quot;, &quot;awayTeam&quot;:&quot;Newcastle&quot;}" calcext:value-type="string">
            <text:p>{"__v":0,"index":8,"pitch":"1","competition":{"name":"U11", "section":"A", "group":"1"},"tag":"8", "homeTeam":"Chelsea", "awayTeam":"Newcastle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VLOOKUP(['2 Groups of 5 KO Format'.D10];TRANSLATED_TEAM_NAMES;['2 Groups of 5 KO Format'.$C10]+1)" office:value-type="string" office:string-value="Man. Utd." calcext:value-type="string">
            <text:p>Man. Utd.</text:p>
          </table:table-cell>
          <table:table-cell table:style-name="ce11" table:formula="of:=VLOOKUP(['2 Groups of 5 KO Format'.E10];TRANSLATED_TEAM_NAMES;['2 Groups of 5 KO Format'.$C10]+1)" office:value-type="string" office:string-value="Arsenal" calcext:value-type="string">
            <text:p>Arsenal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&quot;,&quot;competition&quot;:{&quot;name&quot;:&quot;U11&quot;, &quot;section&quot;:&quot;A&quot;, &quot;group&quot;:&quot;1&quot;},&quot;tag&quot;:&quot;9&quot;, &quot;homeTeam&quot;:&quot;Man. Utd.&quot;, &quot;awayTeam&quot;:&quot;Arsenal&quot;}" calcext:value-type="string">
            <text:p>{"__v":0,"index":9,"pitch":"1","competition":{"name":"U11", "section":"A", "group":"1"},"tag":"9", "homeTeam":"Man. Utd.", "awayTeam":"Arsenal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1" table:formula="of:=VLOOKUP(['2 Groups of 5 KO Format'.D11];TRANSLATED_TEAM_NAMES;['2 Groups of 5 KO Format'.$C11]+1)" office:value-type="string" office:string-value="Newcastle" calcext:value-type="string">
            <text:p>Newcastle</text:p>
          </table:table-cell>
          <table:table-cell table:style-name="ce11" table:formula="of:=VLOOKUP(['2 Groups of 5 KO Format'.E11];TRANSLATED_TEAM_NAMES;['2 Groups of 5 KO Format'.$C11]+1)" office:value-type="string" office:string-value="Liverpool" calcext:value-type="string">
            <text:p>Liverpool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&quot;,&quot;competition&quot;:{&quot;name&quot;:&quot;U11&quot;, &quot;section&quot;:&quot;A&quot;, &quot;group&quot;:&quot;1&quot;},&quot;tag&quot;:&quot;10&quot;, &quot;homeTeam&quot;:&quot;Newcastle&quot;, &quot;awayTeam&quot;:&quot;Liverpool&quot;}" calcext:value-type="string">
            <text:p>{"__v":0,"index":10,"pitch":"1","competition":{"name":"U11", "section":"A", "group":"1"},"tag":"10", "homeTeam":"Newcastle", "awayTeam":"Liverpool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table:formula="of:=VLOOKUP(['2 Groups of 5 KO Format'.D12];TRANSLATED_TEAM_NAMES;['2 Groups of 5 KO Format'.$C12]+1)" office:value-type="string" office:string-value="Man. City" calcext:value-type="string">
            <text:p>Man. City</text:p>
          </table:table-cell>
          <table:table-cell table:style-name="ce11" table:formula="of:=VLOOKUP(['2 Groups of 5 KO Format'.E12];TRANSLATED_TEAM_NAMES;['2 Groups of 5 KO Format'.$C12]+1)" office:value-type="string" office:string-value="West Ham" calcext:value-type="string">
            <text:p>West Ham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2&quot;,&quot;competition&quot;:{&quot;name&quot;:&quot;U11&quot;, &quot;section&quot;:&quot;A&quot;, &quot;group&quot;:&quot;2&quot;},&quot;tag&quot;:&quot;1&quot;, &quot;homeTeam&quot;:&quot;Man. City&quot;, &quot;awayTeam&quot;:&quot;West Ham&quot;}" calcext:value-type="string">
            <text:p>{"__v":0,"index":11,"pitch":"2","competition":{"name":"U11", "section":"A", "group":"2"},"tag":"1", "homeTeam":"Man. City", "awayTeam":"West Ham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VLOOKUP(['2 Groups of 5 KO Format'.D13];TRANSLATED_TEAM_NAMES;['2 Groups of 5 KO Format'.$C13]+1)" office:value-type="string" office:string-value="Aston Villa" calcext:value-type="string">
            <text:p>Aston Villa</text:p>
          </table:table-cell>
          <table:table-cell table:style-name="ce11" table:formula="of:=VLOOKUP(['2 Groups of 5 KO Format'.E13];TRANSLATED_TEAM_NAMES;['2 Groups of 5 KO Format'.$C13]+1)" office:value-type="string" office:string-value="Everton" calcext:value-type="string">
            <text:p>Everton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2&quot;,&quot;competition&quot;:{&quot;name&quot;:&quot;U11&quot;, &quot;section&quot;:&quot;A&quot;, &quot;group&quot;:&quot;2&quot;},&quot;tag&quot;:&quot;2&quot;, &quot;homeTeam&quot;:&quot;Aston Villa&quot;, &quot;awayTeam&quot;:&quot;Everton&quot;}" calcext:value-type="string">
            <text:p>{"__v":0,"index":12,"pitch":"2","competition":{"name":"U11", "section":"A", "group":"2"},"tag":"2", "homeTeam":"Aston Villa", "awayTeam":"Everton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VLOOKUP(['2 Groups of 5 KO Format'.D14];TRANSLATED_TEAM_NAMES;['2 Groups of 5 KO Format'.$C14]+1)" office:value-type="string" office:string-value="Spurs" calcext:value-type="string">
            <text:p>Spurs</text:p>
          </table:table-cell>
          <table:table-cell table:style-name="ce11" table:formula="of:=VLOOKUP(['2 Groups of 5 KO Format'.E14];TRANSLATED_TEAM_NAMES;['2 Groups of 5 KO Format'.$C14]+1)" office:value-type="string" office:string-value="Man. City" calcext:value-type="string">
            <text:p>Man. City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2&quot;,&quot;competition&quot;:{&quot;name&quot;:&quot;U11&quot;, &quot;section&quot;:&quot;A&quot;, &quot;group&quot;:&quot;2&quot;},&quot;tag&quot;:&quot;3&quot;, &quot;homeTeam&quot;:&quot;Spurs&quot;, &quot;awayTeam&quot;:&quot;Man. City&quot;}" calcext:value-type="string">
            <text:p>{"__v":0,"index":13,"pitch":"2","competition":{"name":"U11", "section":"A", "group":"2"},"tag":"3", "homeTeam":"Spurs", "awayTeam":"Man. City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VLOOKUP(['2 Groups of 5 KO Format'.D15];TRANSLATED_TEAM_NAMES;['2 Groups of 5 KO Format'.$C15]+1)" office:value-type="string" office:string-value="West Ham" calcext:value-type="string">
            <text:p>West Ham</text:p>
          </table:table-cell>
          <table:table-cell table:style-name="ce11" table:formula="of:=VLOOKUP(['2 Groups of 5 KO Format'.E15];TRANSLATED_TEAM_NAMES;['2 Groups of 5 KO Format'.$C15]+1)" office:value-type="string" office:string-value="Aston Villa" calcext:value-type="string">
            <text:p>Aston Villa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1&quot;, &quot;section&quot;:&quot;A&quot;, &quot;group&quot;:&quot;2&quot;},&quot;tag&quot;:&quot;4&quot;, &quot;homeTeam&quot;:&quot;West Ham&quot;, &quot;awayTeam&quot;:&quot;Aston Villa&quot;}" calcext:value-type="string">
            <text:p>{"__v":0,"index":14,"pitch":"2","competition":{"name":"U11", "section":"A", "group":"2"},"tag":"4", "homeTeam":"West Ham", "awayTeam":"Aston Villa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VLOOKUP(['2 Groups of 5 KO Format'.D16];TRANSLATED_TEAM_NAMES;['2 Groups of 5 KO Format'.$C16]+1)" office:value-type="string" office:string-value="Everton" calcext:value-type="string">
            <text:p>Everton</text:p>
          </table:table-cell>
          <table:table-cell table:style-name="ce11" table:formula="of:=VLOOKUP(['2 Groups of 5 KO Format'.E16];TRANSLATED_TEAM_NAMES;['2 Groups of 5 KO Format'.$C16]+1)" office:value-type="string" office:string-value="Spurs" calcext:value-type="string">
            <text:p>Spurs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2&quot;,&quot;competition&quot;:{&quot;name&quot;:&quot;U11&quot;, &quot;section&quot;:&quot;A&quot;, &quot;group&quot;:&quot;2&quot;},&quot;tag&quot;:&quot;5&quot;, &quot;homeTeam&quot;:&quot;Everton&quot;, &quot;awayTeam&quot;:&quot;Spurs&quot;}" calcext:value-type="string">
            <text:p>{"__v":0,"index":15,"pitch":"2","competition":{"name":"U11", "section":"A", "group":"2"},"tag":"5", "homeTeam":"Everton", "awayTeam":"Spurs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VLOOKUP(['2 Groups of 5 KO Format'.D17];TRANSLATED_TEAM_NAMES;['2 Groups of 5 KO Format'.$C17]+1)" office:value-type="string" office:string-value="Man. City" calcext:value-type="string">
            <text:p>Man. City</text:p>
          </table:table-cell>
          <table:table-cell table:style-name="ce11" table:formula="of:=VLOOKUP(['2 Groups of 5 KO Format'.E17];TRANSLATED_TEAM_NAMES;['2 Groups of 5 KO Format'.$C17]+1)" office:value-type="string" office:string-value="Aston Villa" calcext:value-type="string">
            <text:p>Aston Villa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2&quot;,&quot;competition&quot;:{&quot;name&quot;:&quot;U11&quot;, &quot;section&quot;:&quot;A&quot;, &quot;group&quot;:&quot;2&quot;},&quot;tag&quot;:&quot;6&quot;, &quot;homeTeam&quot;:&quot;Man. City&quot;, &quot;awayTeam&quot;:&quot;Aston Villa&quot;}" calcext:value-type="string">
            <text:p>{"__v":0,"index":16,"pitch":"2","competition":{"name":"U11", "section":"A", "group":"2"},"tag":"6", "homeTeam":"Man. City", "awayTeam":"Aston Villa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" table:formula="of:=VLOOKUP(['2 Groups of 5 KO Format'.D18];TRANSLATED_TEAM_NAMES;['2 Groups of 5 KO Format'.$C18]+1)" office:value-type="string" office:string-value="West Ham" calcext:value-type="string">
            <text:p>West Ham</text:p>
          </table:table-cell>
          <table:table-cell table:style-name="ce11" table:formula="of:=VLOOKUP(['2 Groups of 5 KO Format'.E18];TRANSLATED_TEAM_NAMES;['2 Groups of 5 KO Format'.$C18]+1)" office:value-type="string" office:string-value="Everton" calcext:value-type="string">
            <text:p>Everton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2&quot;,&quot;competition&quot;:{&quot;name&quot;:&quot;U11&quot;, &quot;section&quot;:&quot;A&quot;, &quot;group&quot;:&quot;2&quot;},&quot;tag&quot;:&quot;7&quot;, &quot;homeTeam&quot;:&quot;West Ham&quot;, &quot;awayTeam&quot;:&quot;Everton&quot;}" calcext:value-type="string">
            <text:p>{"__v":0,"index":17,"pitch":"2","competition":{"name":"U11", "section":"A", "group":"2"},"tag":"7", "homeTeam":"West Ham", "awayTeam":"Everton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1" table:formula="of:=VLOOKUP(['2 Groups of 5 KO Format'.D19];TRANSLATED_TEAM_NAMES;['2 Groups of 5 KO Format'.$C19]+1)" office:value-type="string" office:string-value="Aston Villa" calcext:value-type="string">
            <text:p>Aston Villa</text:p>
          </table:table-cell>
          <table:table-cell table:style-name="ce11" table:formula="of:=VLOOKUP(['2 Groups of 5 KO Format'.E19];TRANSLATED_TEAM_NAMES;['2 Groups of 5 KO Format'.$C19]+1)" office:value-type="string" office:string-value="Spurs" calcext:value-type="string">
            <text:p>Spurs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2&quot;,&quot;competition&quot;:{&quot;name&quot;:&quot;U11&quot;, &quot;section&quot;:&quot;A&quot;, &quot;group&quot;:&quot;2&quot;},&quot;tag&quot;:&quot;8&quot;, &quot;homeTeam&quot;:&quot;Aston Villa&quot;, &quot;awayTeam&quot;:&quot;Spurs&quot;}" calcext:value-type="string">
            <text:p>{"__v":0,"index":18,"pitch":"2","competition":{"name":"U11", "section":"A", "group":"2"},"tag":"8", "homeTeam":"Aston Villa", "awayTeam":"Spurs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VLOOKUP(['2 Groups of 5 KO Format'.D20];TRANSLATED_TEAM_NAMES;['2 Groups of 5 KO Format'.$C20]+1)" office:value-type="string" office:string-value="Everton" calcext:value-type="string">
            <text:p>Everton</text:p>
          </table:table-cell>
          <table:table-cell table:style-name="ce11" table:formula="of:=VLOOKUP(['2 Groups of 5 KO Format'.E20];TRANSLATED_TEAM_NAMES;['2 Groups of 5 KO Format'.$C20]+1)" office:value-type="string" office:string-value="Man. City" calcext:value-type="string">
            <text:p>Man. City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2&quot;,&quot;competition&quot;:{&quot;name&quot;:&quot;U11&quot;, &quot;section&quot;:&quot;A&quot;, &quot;group&quot;:&quot;2&quot;},&quot;tag&quot;:&quot;9&quot;, &quot;homeTeam&quot;:&quot;Everton&quot;, &quot;awayTeam&quot;:&quot;Man. City&quot;}" calcext:value-type="string">
            <text:p>{"__v":0,"index":19,"pitch":"2","competition":{"name":"U11", "section":"A", "group":"2"},"tag":"9", "homeTeam":"Everton", "awayTeam":"Man. City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1" table:formula="of:=VLOOKUP(['2 Groups of 5 KO Format'.D21];TRANSLATED_TEAM_NAMES;['2 Groups of 5 KO Format'.$C21]+1)" office:value-type="string" office:string-value="Spurs" calcext:value-type="string">
            <text:p>Spurs</text:p>
          </table:table-cell>
          <table:table-cell table:style-name="ce11" table:formula="of:=VLOOKUP(['2 Groups of 5 KO Format'.E21];TRANSLATED_TEAM_NAMES;['2 Groups of 5 KO Format'.$C21]+1)" office:value-type="string" office:string-value="West Ham" calcext:value-type="string">
            <text:p>West Ham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2&quot;,&quot;competition&quot;:{&quot;name&quot;:&quot;U11&quot;, &quot;section&quot;:&quot;A&quot;, &quot;group&quot;:&quot;2&quot;},&quot;tag&quot;:&quot;10&quot;, &quot;homeTeam&quot;:&quot;Spurs&quot;, &quot;awayTeam&quot;:&quot;West Ham&quot;}" calcext:value-type="string">
            <text:p>{"__v":0,"index":20,"pitch":"2","competition":{"name":"U11", "section":"A", "group":"2"},"tag":"10", "homeTeam":"Spurs", "awayTeam":"West Ham"}</text:p>
          </table:table-cell>
        </table:table-row>
        <table:table-row table:style-name="ro3">
          <table:table-cell office:value-type="string" calcext:value-type="string">
            <text:p>PO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formula="of:=AGE_GROUP&amp;&quot;_&quot;&amp;SECTION&amp;&quot;_PO1&quot;" office:value-type="string" office:string-value="U11_A_PO1" calcext:value-type="string">
            <text:p>U11_A_PO1</text:p>
          </table:table-cell>
          <table:table-cell table:style-name="ce11" table:formula="of:=AGE_GROUP&amp;&quot;_&quot;&amp;SECTION&amp;&quot;_G1_P4&quot;" office:value-type="string" office:string-value="U11_A_G1_P4" calcext:value-type="string">
            <text:p>U11_A_G1_P4</text:p>
          </table:table-cell>
          <table:table-cell table:style-name="ce11" table:formula="of:=AGE_GROUP&amp;&quot;_&quot;&amp;SECTION&amp;&quot;_G2_P5&quot;" office:value-type="string" office:string-value="U11_A_G2_P5" calcext:value-type="string">
            <text:p>U11_A_G2_P5</text:p>
          </table:table-cell>
          <table:table-cell table:style-name="ce11" office:value-type="float" office:value="1" calcext:value-type="float">
            <text:p>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2] &amp; &quot;&quot;&quot;, &quot;&quot;homeTeam&quot;&quot;:&quot;&quot;&quot; &amp; [.C22] &amp; &quot;&quot;&quot;, &quot;&quot;awayTeam&quot;&quot;:&quot;&quot;&quot; &amp; [.D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index&quot;:21,&quot;pitch&quot;:&quot;1&quot;,&quot;competition&quot;:{&quot;name&quot;:&quot;U11&quot;, &quot;section&quot;:&quot;A&quot;},&quot;tag&quot;:&quot;PO1&quot;, &quot;homeTeam&quot;:&quot;4th Group 1&quot;, &quot;awayTeam&quot;:&quot;5th Group 2&quot;, &quot;homeTeamFrom&quot;:&quot;U11_A_G1_P4&quot;, &quot;awayTeamFrom&quot;:&quot;U11_A_G2_P5&quot;, &quot;stage2Tag&quot;:&quot;U11_A_PO1&quot;}" calcext:value-type="string">
            <text:p>{"__v":0,"index":21,"pitch":"1","competition":{"name":"U11", "section":"A"},"tag":"PO1", "homeTeam":"4th Group 1", "awayTeam":"5th Group 2", "homeTeamFrom":"U11_A_G1_P4", "awayTeamFrom":"U11_A_G2_P5", "stage2Tag":"U11_A_PO1"}</text:p>
          </table:table-cell>
        </table:table-row>
        <table:table-row table:style-name="ro3">
          <table:table-cell office:value-type="string" calcext:value-type="string">
            <text:p>P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formula="of:=AGE_GROUP&amp;&quot;_&quot;&amp;SECTION&amp;&quot;_PO2&quot;" office:value-type="string" office:string-value="U11_A_PO2" calcext:value-type="string">
            <text:p>U11_A_PO2</text:p>
          </table:table-cell>
          <table:table-cell table:style-name="ce11" table:formula="of:=AGE_GROUP&amp;&quot;_&quot;&amp;SECTION&amp;&quot;_G2_P4&quot;" office:value-type="string" office:string-value="U11_A_G2_P4" calcext:value-type="string">
            <text:p>U11_A_G2_P4</text:p>
          </table:table-cell>
          <table:table-cell table:style-name="ce11" table:formula="of:=AGE_GROUP&amp;&quot;_&quot;&amp;SECTION&amp;&quot;_G1_P5&quot;" office:value-type="string" office:string-value="U11_A_G1_P5" calcext:value-type="string">
            <text:p>U11_A_G1_P5</text:p>
          </table:table-cell>
          <table:table-cell table:style-name="ce11" office:value-type="float" office:value="2" calcext:value-type="float">
            <text:p>2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3] &amp; &quot;&quot;&quot;, &quot;&quot;homeTeam&quot;&quot;:&quot;&quot;&quot; &amp; [.C23] &amp; &quot;&quot;&quot;, &quot;&quot;awayTeam&quot;&quot;:&quot;&quot;&quot; &amp; [.D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index&quot;:22,&quot;pitch&quot;:&quot;2&quot;,&quot;competition&quot;:{&quot;name&quot;:&quot;U11&quot;, &quot;section&quot;:&quot;A&quot;},&quot;tag&quot;:&quot;PO2&quot;, &quot;homeTeam&quot;:&quot;4th Group 2&quot;, &quot;awayTeam&quot;:&quot;5th Group 1&quot;, &quot;homeTeamFrom&quot;:&quot;U11_A_G2_P4&quot;, &quot;awayTeamFrom&quot;:&quot;U11_A_G1_P5&quot;, &quot;stage2Tag&quot;:&quot;U11_A_PO2&quot;}" calcext:value-type="string">
            <text:p>{"__v":0,"index":22,"pitch":"2","competition":{"name":"U11", "section":"A"},"tag":"PO2", "homeTeam":"4th Group 2", "awayTeam":"5th Group 1", "homeTeamFrom":"U11_A_G2_P4", "awayTeamFrom":"U11_A_G1_P5", "stage2Tag":"U11_A_PO2"}</text:p>
          </table:table-cell>
        </table:table-row>
        <table:table-row table:style-name="ro3">
          <table:table-cell office:value-type="string" calcext:value-type="string">
            <text:p>QF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&amp;&quot;_&quot;&amp;SECTION&amp;&quot;_QF1&quot;" office:value-type="string" office:string-value="U11_A_QF1" calcext:value-type="string">
            <text:p>U11_A_QF1</text:p>
          </table:table-cell>
          <table:table-cell table:style-name="ce11" table:formula="of:=AGE_GROUP&amp;&quot;_&quot;&amp;SECTION&amp;&quot;_G1_P2&quot;" office:value-type="string" office:string-value="U11_A_G1_P2" calcext:value-type="string">
            <text:p>U11_A_G1_P2</text:p>
          </table:table-cell>
          <table:table-cell table:style-name="ce11" table:formula="of:=AGE_GROUP&amp;&quot;_&quot;&amp;SECTION&amp;&quot;_G2_P3&quot;" office:value-type="string" office:string-value="U11_A_G2_P3" calcext:value-type="string">
            <text:p>U11_A_G2_P3</text:p>
          </table:table-cell>
          <table:table-cell table:style-name="ce11" office:value-type="float" office:value="1" calcext:value-type="float">
            <text:p>1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4] &amp; &quot;&quot;&quot;, &quot;&quot;homeTeam&quot;&quot;:&quot;&quot;&quot; &amp; [.C24] &amp; &quot;&quot;&quot;, &quot;&quot;awayTeam&quot;&quot;:&quot;&quot;&quot; &amp; [.D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index&quot;:23,&quot;pitch&quot;:&quot;1&quot;,&quot;competition&quot;:{&quot;name&quot;:&quot;U11&quot;, &quot;section&quot;:&quot;A&quot;},&quot;tag&quot;:&quot;QF1&quot;, &quot;homeTeam&quot;:&quot;2nd Group 1&quot;, &quot;awayTeam&quot;:&quot;3rd Group 2&quot;, &quot;homeTeamFrom&quot;:&quot;U11_A_G1_P2&quot;, &quot;awayTeamFrom&quot;:&quot;U11_A_G2_P3&quot;, &quot;stage2Tag&quot;:&quot;U11_A_QF1&quot;}" calcext:value-type="string">
            <text:p>{"__v":0,"index":23,"pitch":"1","competition":{"name":"U11", "section":"A"},"tag":"QF1", "homeTeam":"2nd Group 1", "awayTeam":"3rd Group 2", "homeTeamFrom":"U11_A_G1_P2", "awayTeamFrom":"U11_A_G2_P3", "stage2Tag":"U11_A_QF1"}</text:p>
          </table:table-cell>
        </table:table-row>
        <table:table-row table:style-name="ro3">
          <table:table-cell office:value-type="string" calcext:value-type="string">
            <text:p>QF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&amp;&quot;_&quot;&amp;SECTION&amp;&quot;_QF2&quot;" office:value-type="string" office:string-value="U11_A_QF2" calcext:value-type="string">
            <text:p>U11_A_QF2</text:p>
          </table:table-cell>
          <table:table-cell table:style-name="ce11" table:formula="of:=AGE_GROUP&amp;&quot;_&quot;&amp;SECTION&amp;&quot;_G2_P2&quot;" office:value-type="string" office:string-value="U11_A_G2_P2" calcext:value-type="string">
            <text:p>U11_A_G2_P2</text:p>
          </table:table-cell>
          <table:table-cell table:style-name="ce11" table:formula="of:=AGE_GROUP&amp;&quot;_&quot;&amp;SECTION&amp;&quot;_G1_P3&quot;" office:value-type="string" office:string-value="U11_A_G1_P3" calcext:value-type="string">
            <text:p>U11_A_G1_P3</text:p>
          </table:table-cell>
          <table:table-cell table:style-name="ce11" office:value-type="float" office:value="2" calcext:value-type="float">
            <text:p>2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5] &amp; &quot;&quot;&quot;, &quot;&quot;homeTeam&quot;&quot;:&quot;&quot;&quot; &amp; [.C25] &amp; &quot;&quot;&quot;, &quot;&quot;awayTeam&quot;&quot;:&quot;&quot;&quot; &amp; [.D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index&quot;:24,&quot;pitch&quot;:&quot;2&quot;,&quot;competition&quot;:{&quot;name&quot;:&quot;U11&quot;, &quot;section&quot;:&quot;A&quot;},&quot;tag&quot;:&quot;QF2&quot;, &quot;homeTeam&quot;:&quot;2nd Group 2&quot;, &quot;awayTeam&quot;:&quot;3rd Group 1&quot;, &quot;homeTeamFrom&quot;:&quot;U11_A_G2_P2&quot;, &quot;awayTeamFrom&quot;:&quot;U11_A_G1_P3&quot;, &quot;stage2Tag&quot;:&quot;U11_A_QF2&quot;}" calcext:value-type="string">
            <text:p>{"__v":0,"index":24,"pitch":"2","competition":{"name":"U11", "section":"A"},"tag":"QF2", "homeTeam":"2nd Group 2", "awayTeam":"3rd Group 1", "homeTeamFrom":"U11_A_G2_P2", "awayTeamFrom":"U11_A_G1_P3", "stage2Tag":"U11_A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PO1</text:p>
          </table:table-cell>
          <table:table-cell table:formula="of:=AGE_GROUP&amp;&quot;_&quot;&amp;SECTION&amp;&quot;_QF3&quot;" office:value-type="string" office:string-value="U11_A_QF3" calcext:value-type="string">
            <text:p>U11_A_QF3</text:p>
          </table:table-cell>
          <table:table-cell table:style-name="ce11" table:formula="of:=AGE_GROUP&amp;&quot;_&quot;&amp;SECTION&amp;&quot;_G1_P1&quot;" office:value-type="string" office:string-value="U11_A_G1_P1" calcext:value-type="string">
            <text:p>U11_A_G1_P1</text:p>
          </table:table-cell>
          <table:table-cell table:style-name="ce11" table:formula="of:=AGE_GROUP&amp;&quot;_&quot;&amp;SECTION&amp;&quot;_PO1&quot;" office:value-type="string" office:string-value="U11_A_PO1" calcext:value-type="string">
            <text:p>U11_A_PO1</text:p>
          </table:table-cell>
          <table:table-cell table:style-name="ce11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6] &amp; &quot;&quot;&quot;, &quot;&quot;homeTeam&quot;&quot;:&quot;&quot;&quot; &amp; [.C26] &amp; &quot;&quot;&quot;, &quot;&quot;awayTeam&quot;&quot;:&quot;&quot;&quot; &amp; [.D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index&quot;:25,&quot;pitch&quot;:&quot;1&quot;,&quot;competition&quot;:{&quot;name&quot;:&quot;U11&quot;, &quot;section&quot;:&quot;A&quot;},&quot;tag&quot;:&quot;QF3&quot;, &quot;homeTeam&quot;:&quot;Winner Group 1&quot;, &quot;awayTeam&quot;:&quot;Winner PO1&quot;, &quot;homeTeamFrom&quot;:&quot;U11_A_G1_P1&quot;, &quot;awayTeamFrom&quot;:&quot;U11_A_PO1&quot;, &quot;stage2Tag&quot;:&quot;U11_A_QF3&quot;}" calcext:value-type="string">
            <text:p>{"__v":0,"index":25,"pitch":"1","competition":{"name":"U11", "section":"A"},"tag":"QF3", "homeTeam":"Winner Group 1", "awayTeam":"Winner PO1", "homeTeamFrom":"U11_A_G1_P1", "awayTeamFrom":"U11_A_PO1", "stage2Tag":"U11_A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PO2</text:p>
          </table:table-cell>
          <table:table-cell table:formula="of:=AGE_GROUP&amp;&quot;_&quot;&amp;SECTION&amp;&quot;_QF4&quot;" office:value-type="string" office:string-value="U11_A_QF4" calcext:value-type="string">
            <text:p>U11_A_QF4</text:p>
          </table:table-cell>
          <table:table-cell table:style-name="ce11" table:formula="of:=AGE_GROUP&amp;&quot;_&quot;&amp;SECTION&amp;&quot;_G2_P1&quot;" office:value-type="string" office:string-value="U11_A_G2_P1" calcext:value-type="string">
            <text:p>U11_A_G2_P1</text:p>
          </table:table-cell>
          <table:table-cell table:style-name="ce11" table:formula="of:=AGE_GROUP&amp;&quot;_&quot;&amp;SECTION&amp;&quot;_PO2&quot;" office:value-type="string" office:string-value="U11_A_PO2" calcext:value-type="string">
            <text:p>U11_A_PO2</text:p>
          </table:table-cell>
          <table:table-cell table:style-name="ce11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7] &amp; &quot;&quot;&quot;, &quot;&quot;homeTeam&quot;&quot;:&quot;&quot;&quot; &amp; [.C27] &amp; &quot;&quot;&quot;, &quot;&quot;awayTeam&quot;&quot;:&quot;&quot;&quot; &amp; [.D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index&quot;:26,&quot;pitch&quot;:&quot;2&quot;,&quot;competition&quot;:{&quot;name&quot;:&quot;U11&quot;, &quot;section&quot;:&quot;A&quot;},&quot;tag&quot;:&quot;QF4&quot;, &quot;homeTeam&quot;:&quot;Winner Group 2&quot;, &quot;awayTeam&quot;:&quot;Winner PO2&quot;, &quot;homeTeamFrom&quot;:&quot;U11_A_G2_P1&quot;, &quot;awayTeamFrom&quot;:&quot;U11_A_PO2&quot;, &quot;stage2Tag&quot;:&quot;U11_A_QF4&quot;}" calcext:value-type="string">
            <text:p>{"__v":0,"index":26,"pitch":"2","competition":{"name":"U11", "section":"A"},"tag":"QF4", "homeTeam":"Winner Group 2", "awayTeam":"Winner PO2", "homeTeamFrom":"U11_A_G2_P1", "awayTeamFrom":"U11_A_PO2", "stage2Tag":"U11_A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&amp;&quot;_&quot;&amp;SECTION&amp;&quot;_SF1&quot;" office:value-type="string" office:string-value="U11_A_SF1" calcext:value-type="string">
            <text:p>U11_A_SF1</text:p>
          </table:table-cell>
          <table:table-cell table:style-name="ce11" table:formula="of:=AGE_GROUP&amp;&quot;_&quot;&amp;SECTION&amp;&quot;_QF1&quot;" office:value-type="string" office:string-value="U11_A_QF1" calcext:value-type="string">
            <text:p>U11_A_QF1</text:p>
          </table:table-cell>
          <table:table-cell table:style-name="ce11" table:formula="of:=AGE_GROUP&amp;&quot;_&quot;&amp;SECTION&amp;&quot;_QF4&quot;" office:value-type="string" office:string-value="U11_A_QF4" calcext:value-type="string">
            <text:p>U11_A_QF4</text:p>
          </table:table-cell>
          <table:table-cell table:style-name="ce11" office:value-type="float" office:value="1" calcext:value-type="float">
            <text:p>1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8] &amp; &quot;&quot;&quot;, &quot;&quot;homeTeam&quot;&quot;:&quot;&quot;&quot; &amp; [.C28] &amp; &quot;&quot;&quot;, &quot;&quot;awayTeam&quot;&quot;:&quot;&quot;&quot; &amp; [.D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index&quot;:27,&quot;pitch&quot;:&quot;1&quot;,&quot;competition&quot;:{&quot;name&quot;:&quot;U11&quot;, &quot;section&quot;:&quot;A&quot;},&quot;tag&quot;:&quot;SF1&quot;, &quot;homeTeam&quot;:&quot;Winner QF1&quot;, &quot;awayTeam&quot;:&quot;Winner QF4&quot;, &quot;homeTeamFrom&quot;:&quot;U11_A_QF1&quot;, &quot;awayTeamFrom&quot;:&quot;U11_A_QF4&quot;, &quot;stage2Tag&quot;:&quot;U11_A_SF1&quot;}" calcext:value-type="string">
            <text:p>{"__v":0,"index":27,"pitch":"1","competition":{"name":"U11", "section":"A"},"tag":"SF1", "homeTeam":"Winner QF1", "awayTeam":"Winner QF4", "homeTeamFrom":"U11_A_QF1", "awayTeamFrom":"U11_A_QF4", "stage2Tag":"U11_A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&amp;&quot;_&quot;&amp;SECTION&amp;&quot;_SF2&quot;" office:value-type="string" office:string-value="U11_A_SF2" calcext:value-type="string">
            <text:p>U11_A_SF2</text:p>
          </table:table-cell>
          <table:table-cell table:style-name="ce11" table:formula="of:=AGE_GROUP&amp;&quot;_&quot;&amp;SECTION&amp;&quot;_QF2&quot;" office:value-type="string" office:string-value="U11_A_QF2" calcext:value-type="string">
            <text:p>U11_A_QF2</text:p>
          </table:table-cell>
          <table:table-cell table:style-name="ce11" table:formula="of:=AGE_GROUP&amp;&quot;_&quot;&amp;SECTION&amp;&quot;_QF3&quot;" office:value-type="string" office:string-value="U11_A_QF3" calcext:value-type="string">
            <text:p>U11_A_QF3</text:p>
          </table:table-cell>
          <table:table-cell table:style-name="ce11" office:value-type="float" office:value="2" calcext:value-type="float">
            <text:p>2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9] &amp; &quot;&quot;&quot;, &quot;&quot;homeTeam&quot;&quot;:&quot;&quot;&quot; &amp; [.C29] &amp; &quot;&quot;&quot;, &quot;&quot;awayTeam&quot;&quot;:&quot;&quot;&quot; &amp; [.D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index&quot;:28,&quot;pitch&quot;:&quot;2&quot;,&quot;competition&quot;:{&quot;name&quot;:&quot;U11&quot;, &quot;section&quot;:&quot;A&quot;},&quot;tag&quot;:&quot;SF2&quot;, &quot;homeTeam&quot;:&quot;Winner QF2&quot;, &quot;awayTeam&quot;:&quot;Winner QF3&quot;, &quot;homeTeamFrom&quot;:&quot;U11_A_QF2&quot;, &quot;awayTeamFrom&quot;:&quot;U11_A_QF3&quot;, &quot;stage2Tag&quot;:&quot;U11_A_SF2&quot;}" calcext:value-type="string">
            <text:p>{"__v":0,"index":28,"pitch":"2","competition":{"name":"U11", "section":"A"},"tag":"SF2", "homeTeam":"Winner QF2", "awayTeam":"Winner QF3", "homeTeamFrom":"U11_A_QF2", "awayTeamFrom":"U11_A_QF3", "stage2Tag":"U11_A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&amp;&quot;_&quot;&amp;SECTION&amp;&quot;_FNL&quot;" office:value-type="string" office:string-value="U11_A_FNL" calcext:value-type="string">
            <text:p>U11_A_FNL</text:p>
          </table:table-cell>
          <table:table-cell table:style-name="ce11" table:formula="of:=AGE_GROUP&amp;&quot;_&quot;&amp;SECTION&amp;&quot;_SF1&quot;" office:value-type="string" office:string-value="U11_A_SF1" calcext:value-type="string">
            <text:p>U11_A_SF1</text:p>
          </table:table-cell>
          <table:table-cell table:style-name="ce11" table:formula="of:=AGE_GROUP&amp;&quot;_&quot;&amp;SECTION&amp;&quot;_SF2&quot;" office:value-type="string" office:string-value="U11_A_SF2" calcext:value-type="string">
            <text:p>U11_A_SF2</text:p>
          </table:table-cell>
          <table:table-cell table:style-name="ce11" office:value-type="float" office:value="1" calcext:value-type="float">
            <text:p>1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0] &amp; &quot;&quot;&quot;, &quot;&quot;homeTeam&quot;&quot;:&quot;&quot;&quot; &amp; [.C30] &amp; &quot;&quot;&quot;, &quot;&quot;awayTeam&quot;&quot;:&quot;&quot;&quot; &amp; [.D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index&quot;:29,&quot;pitch&quot;:&quot;1&quot;,&quot;competition&quot;:{&quot;name&quot;:&quot;U11&quot;, &quot;section&quot;:&quot;A&quot;},&quot;tag&quot;:&quot;FNL&quot;, &quot;homeTeam&quot;:&quot;Winner SF1&quot;, &quot;awayTeam&quot;:&quot;Winner SF2&quot;, &quot;homeTeamFrom&quot;:&quot;U11_A_SF1&quot;, &quot;awayTeamFrom&quot;:&quot;U11_A_SF2&quot;, &quot;stage2Tag&quot;:&quot;U11_A_FNL&quot;}" calcext:value-type="string">
            <text:p>{"__v":0,"index":29,"pitch":"1","competition":{"name":"U11", "section":"A"},"tag":"FNL", "homeTeam":"Winner SF1", "awayTeam":"Winner SF2", "homeTeamFrom":"U11_A_SF1", "awayTeamFrom":"U11_A_SF2", "stage2Tag":"U11_A_FNL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 Groups of 4 2-Stage Format" table:style-name="ta1">
        <office:forms form:automatic-focus="false" form:apply-design-mode="false"/>
        <table:table-column table:style-name="co4" table:visibility="collapse" table:default-cell-style-name="ce14"/>
        <table:table-column table:style-name="co5" table:visibility="collapse" table:number-columns-repeated="2" table:default-cell-style-name="ce14"/>
        <table:table-column table:style-name="co5" table:visibility="collapse" table:default-cell-style-name="ce17"/>
        <table:table-column table:style-name="co10" table:visibility="collapse" table:default-cell-style-name="ce17"/>
        <table:table-column table:style-name="co11" table:visibility="collapse" table:number-columns-repeated="3" table:default-cell-style-name="ce17"/>
        <table:table-column table:style-name="co11" table:visibility="collapse" table:default-cell-style-name="ce18"/>
        <table:table-column table:style-name="co12" table:default-cell-style-name="ce18"/>
        <table:table-column table:style-name="co9" table:default-cell-style-name="ce13"/>
        <table:table-column table:style-name="co3" table:number-columns-repeated="1012" table:default-cell-style-name="ce20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10" office:value-type="string" calcext:value-type="string">
            <text:p>Home</text:p>
          </table:table-cell>
          <table:table-cell table:style-name="ce10" office:value-type="string" calcext:value-type="string">
            <text:p>Away</text:p>
          </table:table-cell>
          <table:table-cell table:style-name="ce10" table:number-columns-repeated="4"/>
          <table:table-cell table:style-name="ce10" office:value-type="string" calcext:value-type="string">
            <text:p>Pitch</text:p>
          </table:table-cell>
          <table:table-cell table:style-name="ce19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VLOOKUP([.D2];TRANSLATED_TEAM_NAMES;[.$C2]+1)" office:value-type="string" office:string-value="Arsenal" calcext:value-type="string">
            <text:p>Arsenal</text:p>
          </table:table-cell>
          <table:table-cell table:style-name="ce10" table:formula="of:=VLOOKUP([.E2];TRANSLATED_TEAM_NAMES;[.$C2]+1)" office:value-type="string" office:string-value="Liverpool" calcext:value-type="string">
            <text:p>Liverpool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5&quot;,&quot;competition&quot;:{&quot;name&quot;:&quot;U11&quot;, &quot;section&quot;:&quot;A&quot;, &quot;group&quot;:&quot;1&quot;},&quot;tag&quot;:&quot;1&quot;, &quot;homeTeam&quot;:&quot;Arsenal&quot;, &quot;awayTeam&quot;:&quot;Liverpool&quot;}" calcext:value-type="string">
            <text:p>{"__v":0,"index":1,"pitch":"5","competition":{"name":"U11", "section":"A", "group":"1"},"tag":"1", "homeTeam":"Arsenal", "awayTeam":"Liverpool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3];TRANSLATED_TEAM_NAMES;[.$C3]+1)" office:value-type="string" office:string-value="Chelsea" calcext:value-type="string">
            <text:p>Chelsea</text:p>
          </table:table-cell>
          <table:table-cell table:style-name="ce10" table:formula="of:=VLOOKUP([.E3];TRANSLATED_TEAM_NAMES;[.$C3]+1)" office:value-type="string" office:string-value="Man. Utd." calcext:value-type="string">
            <text:p>Man. Utd.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5&quot;,&quot;competition&quot;:{&quot;name&quot;:&quot;U11&quot;, &quot;section&quot;:&quot;A&quot;, &quot;group&quot;:&quot;1&quot;},&quot;tag&quot;:&quot;2&quot;, &quot;homeTeam&quot;:&quot;Chelsea&quot;, &quot;awayTeam&quot;:&quot;Man. Utd.&quot;}" calcext:value-type="string">
            <text:p>{"__v":0,"index":2,"pitch":"5","competition":{"name":"U11", "section":"A", "group":"1"},"tag":"2", "homeTeam":"Chelsea", "awayTeam":"Man. Utd.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4];TRANSLATED_TEAM_NAMES;[.$C4]+1)" office:value-type="string" office:string-value="Chelsea" calcext:value-type="string">
            <text:p>Chelsea</text:p>
          </table:table-cell>
          <table:table-cell table:style-name="ce10" table:formula="of:=VLOOKUP([.E4];TRANSLATED_TEAM_NAMES;[.$C4]+1)" office:value-type="string" office:string-value="Arsenal" calcext:value-type="string">
            <text:p>Arsenal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5&quot;,&quot;competition&quot;:{&quot;name&quot;:&quot;U11&quot;, &quot;section&quot;:&quot;A&quot;, &quot;group&quot;:&quot;1&quot;},&quot;tag&quot;:&quot;3&quot;, &quot;homeTeam&quot;:&quot;Chelsea&quot;, &quot;awayTeam&quot;:&quot;Arsenal&quot;}" calcext:value-type="string">
            <text:p>{"__v":0,"index":3,"pitch":"5","competition":{"name":"U11", "section":"A", "group":"1"},"tag":"3", "homeTeam":"Chelsea", "awayTeam":"Arsenal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5];TRANSLATED_TEAM_NAMES;[.$C5]+1)" office:value-type="string" office:string-value="Liverpool" calcext:value-type="string">
            <text:p>Liverpool</text:p>
          </table:table-cell>
          <table:table-cell table:style-name="ce10" table:formula="of:=VLOOKUP([.E5];TRANSLATED_TEAM_NAMES;[.$C5]+1)" office:value-type="string" office:string-value="Man. Utd." calcext:value-type="string">
            <text:p>Man. Utd.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5&quot;,&quot;competition&quot;:{&quot;name&quot;:&quot;U11&quot;, &quot;section&quot;:&quot;A&quot;, &quot;group&quot;:&quot;1&quot;},&quot;tag&quot;:&quot;4&quot;, &quot;homeTeam&quot;:&quot;Liverpool&quot;, &quot;awayTeam&quot;:&quot;Man. Utd.&quot;}" calcext:value-type="string">
            <text:p>{"__v":0,"index":4,"pitch":"5","competition":{"name":"U11", "section":"A", "group":"1"},"tag":"4", "homeTeam":"Liverpool", "awayTeam":"Man. Utd.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6];TRANSLATED_TEAM_NAMES;[.$C6]+1)" office:value-type="string" office:string-value="Man. Utd." calcext:value-type="string">
            <text:p>Man. Utd.</text:p>
          </table:table-cell>
          <table:table-cell table:style-name="ce10" table:formula="of:=VLOOKUP([.E6];TRANSLATED_TEAM_NAMES;[.$C6]+1)" office:value-type="string" office:string-value="Arsenal" calcext:value-type="string">
            <text:p>Arsenal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5&quot;,&quot;competition&quot;:{&quot;name&quot;:&quot;U11&quot;, &quot;section&quot;:&quot;A&quot;, &quot;group&quot;:&quot;1&quot;},&quot;tag&quot;:&quot;5&quot;, &quot;homeTeam&quot;:&quot;Man. Utd.&quot;, &quot;awayTeam&quot;:&quot;Arsenal&quot;}" calcext:value-type="string">
            <text:p>{"__v":0,"index":5,"pitch":"5","competition":{"name":"U11", "section":"A", "group":"1"},"tag":"5", "homeTeam":"Man. Utd.", "awayTeam":"Arsenal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VLOOKUP([.D7];TRANSLATED_TEAM_NAMES;[.$C7]+1)" office:value-type="string" office:string-value="Liverpool" calcext:value-type="string">
            <text:p>Liverpool</text:p>
          </table:table-cell>
          <table:table-cell table:style-name="ce10" table:formula="of:=VLOOKUP([.E7];TRANSLATED_TEAM_NAMES;[.$C7]+1)" office:value-type="string" office:string-value="Chelsea" calcext:value-type="string">
            <text:p>Chelsea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5&quot;,&quot;competition&quot;:{&quot;name&quot;:&quot;U11&quot;, &quot;section&quot;:&quot;A&quot;, &quot;group&quot;:&quot;1&quot;},&quot;tag&quot;:&quot;6&quot;, &quot;homeTeam&quot;:&quot;Liverpool&quot;, &quot;awayTeam&quot;:&quot;Chelsea&quot;}" calcext:value-type="string">
            <text:p>{"__v":0,"index":6,"pitch":"5","competition":{"name":"U11", "section":"A", "group":"1"},"tag":"6", "homeTeam":"Liverpool", "awayTeam":"Chelsea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VLOOKUP([.D8];TRANSLATED_TEAM_NAMES;[.$C8]+1)" office:value-type="string" office:string-value="Man. City" calcext:value-type="string">
            <text:p>Man. City</text:p>
          </table:table-cell>
          <table:table-cell table:style-name="ce10" table:formula="of:=VLOOKUP([.E8];TRANSLATED_TEAM_NAMES;[.$C8]+1)" office:value-type="string" office:string-value="West Ham" calcext:value-type="string">
            <text:p>West Ham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6&quot;,&quot;competition&quot;:{&quot;name&quot;:&quot;U11&quot;, &quot;section&quot;:&quot;A&quot;, &quot;group&quot;:&quot;2&quot;},&quot;tag&quot;:&quot;1&quot;, &quot;homeTeam&quot;:&quot;Man. City&quot;, &quot;awayTeam&quot;:&quot;West Ham&quot;}" calcext:value-type="string">
            <text:p>{"__v":0,"index":7,"pitch":"6","competition":{"name":"U11", "section":"A", "group":"2"},"tag":"1", "homeTeam":"Man. City", "awayTeam":"West Ham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9];TRANSLATED_TEAM_NAMES;[.$C9]+1)" office:value-type="string" office:string-value="Aston Villa" calcext:value-type="string">
            <text:p>Aston Villa</text:p>
          </table:table-cell>
          <table:table-cell table:style-name="ce10" table:formula="of:=VLOOKUP([.E9];TRANSLATED_TEAM_NAMES;[.$C9]+1)" office:value-type="string" office:string-value="Everton" calcext:value-type="string">
            <text:p>Everton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6&quot;,&quot;competition&quot;:{&quot;name&quot;:&quot;U11&quot;, &quot;section&quot;:&quot;A&quot;, &quot;group&quot;:&quot;2&quot;},&quot;tag&quot;:&quot;2&quot;, &quot;homeTeam&quot;:&quot;Aston Villa&quot;, &quot;awayTeam&quot;:&quot;Everton&quot;}" calcext:value-type="string">
            <text:p>{"__v":0,"index":8,"pitch":"6","competition":{"name":"U11", "section":"A", "group":"2"},"tag":"2", "homeTeam":"Aston Villa", "awayTeam":"Everton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10];TRANSLATED_TEAM_NAMES;[.$C10]+1)" office:value-type="string" office:string-value="Aston Villa" calcext:value-type="string">
            <text:p>Aston Villa</text:p>
          </table:table-cell>
          <table:table-cell table:style-name="ce10" table:formula="of:=VLOOKUP([.E10];TRANSLATED_TEAM_NAMES;[.$C10]+1)" office:value-type="string" office:string-value="Man. City" calcext:value-type="string">
            <text:p>Man. City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6&quot;,&quot;competition&quot;:{&quot;name&quot;:&quot;U11&quot;, &quot;section&quot;:&quot;A&quot;, &quot;group&quot;:&quot;2&quot;},&quot;tag&quot;:&quot;3&quot;, &quot;homeTeam&quot;:&quot;Aston Villa&quot;, &quot;awayTeam&quot;:&quot;Man. City&quot;}" calcext:value-type="string">
            <text:p>{"__v":0,"index":9,"pitch":"6","competition":{"name":"U11", "section":"A", "group":"2"},"tag":"3", "homeTeam":"Aston Villa", "awayTeam":"Man. City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11];TRANSLATED_TEAM_NAMES;[.$C11]+1)" office:value-type="string" office:string-value="West Ham" calcext:value-type="string">
            <text:p>West Ham</text:p>
          </table:table-cell>
          <table:table-cell table:style-name="ce10" table:formula="of:=VLOOKUP([.E11];TRANSLATED_TEAM_NAMES;[.$C11]+1)" office:value-type="string" office:string-value="Everton" calcext:value-type="string">
            <text:p>Everton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6&quot;,&quot;competition&quot;:{&quot;name&quot;:&quot;U11&quot;, &quot;section&quot;:&quot;A&quot;, &quot;group&quot;:&quot;2&quot;},&quot;tag&quot;:&quot;4&quot;, &quot;homeTeam&quot;:&quot;West Ham&quot;, &quot;awayTeam&quot;:&quot;Everton&quot;}" calcext:value-type="string">
            <text:p>{"__v":0,"index":10,"pitch":"6","competition":{"name":"U11", "section":"A", "group":"2"},"tag":"4", "homeTeam":"West Ham", "awayTeam":"Everton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12];TRANSLATED_TEAM_NAMES;[.$C12]+1)" office:value-type="string" office:string-value="Everton" calcext:value-type="string">
            <text:p>Everton</text:p>
          </table:table-cell>
          <table:table-cell table:style-name="ce10" table:formula="of:=VLOOKUP([.E12];TRANSLATED_TEAM_NAMES;[.$C12]+1)" office:value-type="string" office:string-value="Man. City" calcext:value-type="string">
            <text:p>Man. City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6&quot;,&quot;competition&quot;:{&quot;name&quot;:&quot;U11&quot;, &quot;section&quot;:&quot;A&quot;, &quot;group&quot;:&quot;2&quot;},&quot;tag&quot;:&quot;5&quot;, &quot;homeTeam&quot;:&quot;Everton&quot;, &quot;awayTeam&quot;:&quot;Man. City&quot;}" calcext:value-type="string">
            <text:p>{"__v":0,"index":11,"pitch":"6","competition":{"name":"U11", "section":"A", "group":"2"},"tag":"5", "homeTeam":"Everton", "awayTeam":"Man. City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VLOOKUP([.D13];TRANSLATED_TEAM_NAMES;[.$C13]+1)" office:value-type="string" office:string-value="West Ham" calcext:value-type="string">
            <text:p>West Ham</text:p>
          </table:table-cell>
          <table:table-cell table:style-name="ce10" table:formula="of:=VLOOKUP([.E13];TRANSLATED_TEAM_NAMES;[.$C13]+1)" office:value-type="string" office:string-value="Aston Villa" calcext:value-type="string">
            <text:p>Aston Villa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6&quot;,&quot;competition&quot;:{&quot;name&quot;:&quot;U11&quot;, &quot;section&quot;:&quot;A&quot;, &quot;group&quot;:&quot;2&quot;},&quot;tag&quot;:&quot;6&quot;, &quot;homeTeam&quot;:&quot;West Ham&quot;, &quot;awayTeam&quot;:&quot;Aston Villa&quot;}" calcext:value-type="string">
            <text:p>{"__v":0,"index":12,"pitch":"6","competition":{"name":"U11", "section":"A", "group":"2"},"tag":"6", "homeTeam":"West Ham", "awayTeam":"Aston Villa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VLOOKUP([.D14];TRANSLATED_TEAM_NAMES;[.$C14]+1)" office:value-type="string" office:string-value="Ipswich" calcext:value-type="string">
            <text:p>Ipswich</text:p>
          </table:table-cell>
          <table:table-cell table:style-name="ce10" table:formula="of:=VLOOKUP([.E14];TRANSLATED_TEAM_NAMES;[.$C14]+1)" office:value-type="string" office:string-value="Preston North End" calcext:value-type="string">
            <text:p>Preston North End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index&quot;:13,&quot;pitch&quot;:&quot;7&quot;,&quot;competition&quot;:{&quot;name&quot;:&quot;U11&quot;, &quot;section&quot;:&quot;A&quot;, &quot;group&quot;:&quot;3&quot;},&quot;tag&quot;:&quot;1&quot;, &quot;homeTeam&quot;:&quot;Ipswich&quot;, &quot;awayTeam&quot;:&quot;Preston North End&quot;}" calcext:value-type="string">
            <text:p>{"__v":0,"index":13,"pitch":"7","competition":{"name":"U11", "section":"A", "group":"3"},"tag":"1", "homeTeam":"Ipswich", "awayTeam":"Preston North End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15];TRANSLATED_TEAM_NAMES;[.$C15]+1)" office:value-type="string" office:string-value="Hull City" calcext:value-type="string">
            <text:p>Hull City</text:p>
          </table:table-cell>
          <table:table-cell table:style-name="ce10" table:formula="of:=VLOOKUP([.E15];TRANSLATED_TEAM_NAMES;[.$C15]+1)" office:value-type="string" office:string-value="Reading" calcext:value-type="string">
            <text:p>Reading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index&quot;:14,&quot;pitch&quot;:&quot;7&quot;,&quot;competition&quot;:{&quot;name&quot;:&quot;U11&quot;, &quot;section&quot;:&quot;A&quot;, &quot;group&quot;:&quot;3&quot;},&quot;tag&quot;:&quot;2&quot;, &quot;homeTeam&quot;:&quot;Hull City&quot;, &quot;awayTeam&quot;:&quot;Reading&quot;}" calcext:value-type="string">
            <text:p>{"__v":0,"index":14,"pitch":"7","competition":{"name":"U11", "section":"A", "group":"3"},"tag":"2", "homeTeam":"Hull City", "awayTeam":"Reading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16];TRANSLATED_TEAM_NAMES;[.$C16]+1)" office:value-type="string" office:string-value="Hull City" calcext:value-type="string">
            <text:p>Hull City</text:p>
          </table:table-cell>
          <table:table-cell table:style-name="ce10" table:formula="of:=VLOOKUP([.E16];TRANSLATED_TEAM_NAMES;[.$C16]+1)" office:value-type="string" office:string-value="Ipswich" calcext:value-type="string">
            <text:p>Ipswich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index&quot;:15,&quot;pitch&quot;:&quot;7&quot;,&quot;competition&quot;:{&quot;name&quot;:&quot;U11&quot;, &quot;section&quot;:&quot;A&quot;, &quot;group&quot;:&quot;3&quot;},&quot;tag&quot;:&quot;3&quot;, &quot;homeTeam&quot;:&quot;Hull City&quot;, &quot;awayTeam&quot;:&quot;Ipswich&quot;}" calcext:value-type="string">
            <text:p>{"__v":0,"index":15,"pitch":"7","competition":{"name":"U11", "section":"A", "group":"3"},"tag":"3", "homeTeam":"Hull City", "awayTeam":"Ipswich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17];TRANSLATED_TEAM_NAMES;[.$C17]+1)" office:value-type="string" office:string-value="Preston North End" calcext:value-type="string">
            <text:p>Preston North End</text:p>
          </table:table-cell>
          <table:table-cell table:style-name="ce10" table:formula="of:=VLOOKUP([.E17];TRANSLATED_TEAM_NAMES;[.$C17]+1)" office:value-type="string" office:string-value="Reading" calcext:value-type="string">
            <text:p>Reading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index&quot;:16,&quot;pitch&quot;:&quot;7&quot;,&quot;competition&quot;:{&quot;name&quot;:&quot;U11&quot;, &quot;section&quot;:&quot;A&quot;, &quot;group&quot;:&quot;3&quot;},&quot;tag&quot;:&quot;4&quot;, &quot;homeTeam&quot;:&quot;Preston North End&quot;, &quot;awayTeam&quot;:&quot;Reading&quot;}" calcext:value-type="string">
            <text:p>{"__v":0,"index":16,"pitch":"7","competition":{"name":"U11", "section":"A", "group":"3"},"tag":"4", "homeTeam":"Preston North End", "awayTeam":"Reading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18];TRANSLATED_TEAM_NAMES;[.$C18]+1)" office:value-type="string" office:string-value="Reading" calcext:value-type="string">
            <text:p>Reading</text:p>
          </table:table-cell>
          <table:table-cell table:style-name="ce10" table:formula="of:=VLOOKUP([.E18];TRANSLATED_TEAM_NAMES;[.$C18]+1)" office:value-type="string" office:string-value="Ipswich" calcext:value-type="string">
            <text:p>Ipswich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index&quot;:17,&quot;pitch&quot;:&quot;7&quot;,&quot;competition&quot;:{&quot;name&quot;:&quot;U11&quot;, &quot;section&quot;:&quot;A&quot;, &quot;group&quot;:&quot;3&quot;},&quot;tag&quot;:&quot;5&quot;, &quot;homeTeam&quot;:&quot;Reading&quot;, &quot;awayTeam&quot;:&quot;Ipswich&quot;}" calcext:value-type="string">
            <text:p>{"__v":0,"index":17,"pitch":"7","competition":{"name":"U11", "section":"A", "group":"3"},"tag":"5", "homeTeam":"Reading", "awayTeam":"Ipswich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VLOOKUP([.D19];TRANSLATED_TEAM_NAMES;[.$C19]+1)" office:value-type="string" office:string-value="Preston North End" calcext:value-type="string">
            <text:p>Preston North End</text:p>
          </table:table-cell>
          <table:table-cell table:style-name="ce10" table:formula="of:=VLOOKUP([.E19];TRANSLATED_TEAM_NAMES;[.$C19]+1)" office:value-type="string" office:string-value="Hull City" calcext:value-type="string">
            <text:p>Hull City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index&quot;:18,&quot;pitch&quot;:&quot;7&quot;,&quot;competition&quot;:{&quot;name&quot;:&quot;U11&quot;, &quot;section&quot;:&quot;A&quot;, &quot;group&quot;:&quot;3&quot;},&quot;tag&quot;:&quot;6&quot;, &quot;homeTeam&quot;:&quot;Preston North End&quot;, &quot;awayTeam&quot;:&quot;Hull City&quot;}" calcext:value-type="string">
            <text:p>{"__v":0,"index":18,"pitch":"7","competition":{"name":"U11", "section":"A", "group":"3"},"tag":"6", "homeTeam":"Preston North End", "awayTeam":"Hull City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VLOOKUP([.D20];TRANSLATED_TEAM_NAMES;[.$C20]+1)" office:value-type="string" office:string-value="QPR" calcext:value-type="string">
            <text:p>QPR</text:p>
          </table:table-cell>
          <table:table-cell table:style-name="ce10" table:formula="of:=VLOOKUP([.E20];TRANSLATED_TEAM_NAMES;[.$C20]+1)" office:value-type="string" office:string-value="Fulham FC" calcext:value-type="string">
            <text:p>Fulham FC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index&quot;:19,&quot;pitch&quot;:&quot;8&quot;,&quot;competition&quot;:{&quot;name&quot;:&quot;U11&quot;, &quot;section&quot;:&quot;A&quot;, &quot;group&quot;:&quot;4&quot;},&quot;tag&quot;:&quot;1&quot;, &quot;homeTeam&quot;:&quot;QPR&quot;, &quot;awayTeam&quot;:&quot;Fulham FC&quot;}" calcext:value-type="string">
            <text:p>{"__v":0,"index":19,"pitch":"8","competition":{"name":"U11", "section":"A", "group":"4"},"tag":"1", "homeTeam":"QPR", "awayTeam":"Fulham FC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21];TRANSLATED_TEAM_NAMES;[.$C21]+1)" office:value-type="string" office:string-value="Birmingham" calcext:value-type="string">
            <text:p>Birmingham</text:p>
          </table:table-cell>
          <table:table-cell table:style-name="ce10" table:formula="of:=VLOOKUP([.E21];TRANSLATED_TEAM_NAMES;[.$C21]+1)" office:value-type="string" office:string-value="Leeds" calcext:value-type="string">
            <text:p>Leeds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index&quot;:20,&quot;pitch&quot;:&quot;8&quot;,&quot;competition&quot;:{&quot;name&quot;:&quot;U11&quot;, &quot;section&quot;:&quot;A&quot;, &quot;group&quot;:&quot;4&quot;},&quot;tag&quot;:&quot;2&quot;, &quot;homeTeam&quot;:&quot;Birmingham&quot;, &quot;awayTeam&quot;:&quot;Leeds&quot;}" calcext:value-type="string">
            <text:p>{"__v":0,"index":20,"pitch":"8","competition":{"name":"U11", "section":"A", "group":"4"},"tag":"2", "homeTeam":"Birmingham", "awayTeam":"Leeds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22];TRANSLATED_TEAM_NAMES;[.$C22]+1)" office:value-type="string" office:string-value="Birmingham" calcext:value-type="string">
            <text:p>Birmingham</text:p>
          </table:table-cell>
          <table:table-cell table:style-name="ce10" table:formula="of:=VLOOKUP([.E22];TRANSLATED_TEAM_NAMES;[.$C22]+1)" office:value-type="string" office:string-value="QPR" calcext:value-type="string">
            <text:p>QPR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index&quot;:21,&quot;pitch&quot;:&quot;8&quot;,&quot;competition&quot;:{&quot;name&quot;:&quot;U11&quot;, &quot;section&quot;:&quot;A&quot;, &quot;group&quot;:&quot;4&quot;},&quot;tag&quot;:&quot;3&quot;, &quot;homeTeam&quot;:&quot;Birmingham&quot;, &quot;awayTeam&quot;:&quot;QPR&quot;}" calcext:value-type="string">
            <text:p>{"__v":0,"index":21,"pitch":"8","competition":{"name":"U11", "section":"A", "group":"4"},"tag":"3", "homeTeam":"Birmingham", "awayTeam":"QPR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VLOOKUP([.D23];TRANSLATED_TEAM_NAMES;[.$C23]+1)" office:value-type="string" office:string-value="Fulham FC" calcext:value-type="string">
            <text:p>Fulham FC</text:p>
          </table:table-cell>
          <table:table-cell table:style-name="ce10" table:formula="of:=VLOOKUP([.E23];TRANSLATED_TEAM_NAMES;[.$C23]+1)" office:value-type="string" office:string-value="Leeds" calcext:value-type="string">
            <text:p>Leeds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index&quot;:22,&quot;pitch&quot;:&quot;8&quot;,&quot;competition&quot;:{&quot;name&quot;:&quot;U11&quot;, &quot;section&quot;:&quot;A&quot;, &quot;group&quot;:&quot;4&quot;},&quot;tag&quot;:&quot;4&quot;, &quot;homeTeam&quot;:&quot;Fulham FC&quot;, &quot;awayTeam&quot;:&quot;Leeds&quot;}" calcext:value-type="string">
            <text:p>{"__v":0,"index":22,"pitch":"8","competition":{"name":"U11", "section":"A", "group":"4"},"tag":"4", "homeTeam":"Fulham FC", "awayTeam":"Leeds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VLOOKUP([.D24];TRANSLATED_TEAM_NAMES;[.$C24]+1)" office:value-type="string" office:string-value="Leeds" calcext:value-type="string">
            <text:p>Leeds</text:p>
          </table:table-cell>
          <table:table-cell table:style-name="ce10" table:formula="of:=VLOOKUP([.E24];TRANSLATED_TEAM_NAMES;[.$C24]+1)" office:value-type="string" office:string-value="QPR" calcext:value-type="string">
            <text:p>QPR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index&quot;:23,&quot;pitch&quot;:&quot;8&quot;,&quot;competition&quot;:{&quot;name&quot;:&quot;U11&quot;, &quot;section&quot;:&quot;A&quot;, &quot;group&quot;:&quot;4&quot;},&quot;tag&quot;:&quot;5&quot;, &quot;homeTeam&quot;:&quot;Leeds&quot;, &quot;awayTeam&quot;:&quot;QPR&quot;}" calcext:value-type="string">
            <text:p>{"__v":0,"index":23,"pitch":"8","competition":{"name":"U11", "section":"A", "group":"4"},"tag":"5", "homeTeam":"Leeds", "awayTeam":"QPR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VLOOKUP([.D25];TRANSLATED_TEAM_NAMES;[.$C25]+1)" office:value-type="string" office:string-value="Fulham FC" calcext:value-type="string">
            <text:p>Fulham FC</text:p>
          </table:table-cell>
          <table:table-cell table:style-name="ce10" table:formula="of:=VLOOKUP([.E25];TRANSLATED_TEAM_NAMES;[.$C25]+1)" office:value-type="string" office:string-value="Birmingham" calcext:value-type="string">
            <text:p>Birmingham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index&quot;:24,&quot;pitch&quot;:&quot;8&quot;,&quot;competition&quot;:{&quot;name&quot;:&quot;U11&quot;, &quot;section&quot;:&quot;A&quot;, &quot;group&quot;:&quot;4&quot;},&quot;tag&quot;:&quot;6&quot;, &quot;homeTeam&quot;:&quot;Fulham FC&quot;, &quot;awayTeam&quot;:&quot;Birmingham&quot;}" calcext:value-type="string">
            <text:p>{"__v":0,"index":24,"pitch":"8","competition":{"name":"U11", "section":"A", "group":"4"},"tag":"6", "homeTeam":"Fulham FC", "awayTeam":"Birmingham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Winner Group 1</text:p>
          </table:table-cell>
          <table:table-cell table:style-name="ce10" office:value-type="string" calcext:value-type="string">
            <text:p>Winner Group 3</text:p>
          </table:table-cell>
          <table:table-cell table:style-name="ce10" table:formula="of:=AGE_GROUP &amp; &quot;_&quot; &amp;SECTION &amp; &quot;_G1_P1&quot;" office:value-type="string" office:string-value="U11_A_G1_P1" calcext:value-type="string">
            <text:p>U11_A_G1_P1</text:p>
          </table:table-cell>
          <table:table-cell table:style-name="ce10" table:formula="of:=AGE_GROUP &amp; &quot;_&quot; &amp;SECTION &amp; &quot;_G3_P1&quot;" office:value-type="string" office:string-value="U11_A_G3_P1" calcext:value-type="string">
            <text:p>U11_A_G3_P1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26] &amp; 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6] &amp;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, &quot;&quot;homeTeamFrom&quot;&quot;:&quot;&quot;&quot; &amp; [.H26] &amp; &quot;&quot;&quot;, &quot;&quot;awayTeamFrom&quot;&quot;:&quot;&quot;&quot; &amp; [.I26] &amp; &quot;&quot;&quot;}&quot;" office:value-type="string" office:string-value="{&quot;__v&quot;:0,&quot;index&quot;:25,&quot;pitch&quot;:&quot;5&quot;,&quot;competition&quot;:{&quot;name&quot;:&quot;U11&quot;, &quot;section&quot;:&quot;Champions League&quot;, &quot;group&quot;:&quot;1&quot;},&quot;tag&quot;:&quot;1&quot;, &quot;homeTeam&quot;:&quot;Winner Group 1&quot;, &quot;awayTeam&quot;:&quot;Winner Group 3&quot;, &quot;homeTeamFrom&quot;:&quot;U11_A_G1_P1&quot;, &quot;awayTeamFrom&quot;:&quot;U11_A_G3_P1&quot;}" calcext:value-type="string">
            <text:p>{"__v":0,"index":25,"pitch":"5","competition":{"name":"U11", "section":"Champions League", "group":"1"},"tag":"1", "homeTeam":"Winner Group 1", "awayTeam":"Winner Group 3", "homeTeamFrom":"U11_A_G1_P1", "awayTeamFrom":"U11_A_G3_P1"}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2<text:span text:style-name="T1">nd</text:span> Group 2</text:p>
          </table:table-cell>
          <table:table-cell table:style-name="ce10" office:value-type="string" calcext:value-type="string">
            <text:p>2<text:span text:style-name="T1">nd</text:span> Group 4</text:p>
          </table:table-cell>
          <table:table-cell table:style-name="ce10" table:formula="of:=AGE_GROUP &amp; &quot;_&quot; &amp;SECTION &amp; &quot;_G2_P2&quot;" office:value-type="string" office:string-value="U11_A_G2_P2" calcext:value-type="string">
            <text:p>U11_A_G2_P2</text:p>
          </table:table-cell>
          <table:table-cell table:style-name="ce10" table:formula="of:=AGE_GROUP &amp; &quot;_&quot; &amp;SECTION &amp; &quot;_G4_P2&quot;" office:value-type="string" office:string-value="U11_A_G4_P2" calcext:value-type="string">
            <text:p>U11_A_G4_P2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27] &amp; 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7] &amp;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, &quot;&quot;homeTeamFrom&quot;&quot;:&quot;&quot;&quot; &amp; [.H27] &amp; &quot;&quot;&quot;, &quot;&quot;awayTeamFrom&quot;&quot;:&quot;&quot;&quot; &amp; [.I27] &amp; &quot;&quot;&quot;}&quot;" office:value-type="string" office:string-value="{&quot;__v&quot;:0,&quot;index&quot;:26,&quot;pitch&quot;:&quot;5&quot;,&quot;competition&quot;:{&quot;name&quot;:&quot;U11&quot;, &quot;section&quot;:&quot;Champions League&quot;, &quot;group&quot;:&quot;1&quot;},&quot;tag&quot;:&quot;2&quot;, &quot;homeTeam&quot;:&quot;2nd Group 2&quot;, &quot;awayTeam&quot;:&quot;2nd Group 4&quot;, &quot;homeTeamFrom&quot;:&quot;U11_A_G2_P2&quot;, &quot;awayTeamFrom&quot;:&quot;U11_A_G4_P2&quot;}" calcext:value-type="string">
            <text:p>{"__v":0,"index":26,"pitch":"5","competition":{"name":"U11", "section":"Champions League", "group":"1"},"tag":"2", "homeTeam":"2nd Group 2", "awayTeam":"2nd Group 4", "homeTeamFrom":"U11_A_G2_P2", "awayTeamFrom":"U11_A_G4_P2"}</text:p>
          </table:table-cell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<text:span text:style-name="T1">nd</text:span> Group 2</text:p>
          </table:table-cell>
          <table:table-cell table:style-name="ce10" office:value-type="string" calcext:value-type="string">
            <text:p>Winner Group 1</text:p>
          </table:table-cell>
          <table:table-cell table:style-name="ce10" table:formula="of:=AGE_GROUP &amp; &quot;_&quot; &amp;SECTION &amp; &quot;_G2_P2&quot;" office:value-type="string" office:string-value="U11_A_G2_P2" calcext:value-type="string">
            <text:p>U11_A_G2_P2</text:p>
          </table:table-cell>
          <table:table-cell table:style-name="ce10" table:formula="of:=AGE_GROUP &amp; &quot;_&quot; &amp;SECTION &amp; &quot;_G1_P1&quot;" office:value-type="string" office:string-value="U11_A_G1_P1" calcext:value-type="string">
            <text:p>U11_A_G1_P1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28] &amp; 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8] &amp;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, &quot;&quot;homeTeamFrom&quot;&quot;:&quot;&quot;&quot; &amp; [.H28] &amp; &quot;&quot;&quot;, &quot;&quot;awayTeamFrom&quot;&quot;:&quot;&quot;&quot; &amp; [.I28] &amp; &quot;&quot;&quot;}&quot;" office:value-type="string" office:string-value="{&quot;__v&quot;:0,&quot;index&quot;:27,&quot;pitch&quot;:&quot;5&quot;,&quot;competition&quot;:{&quot;name&quot;:&quot;U11&quot;, &quot;section&quot;:&quot;Champions League&quot;, &quot;group&quot;:&quot;1&quot;},&quot;tag&quot;:&quot;3&quot;, &quot;homeTeam&quot;:&quot;2nd Group 2&quot;, &quot;awayTeam&quot;:&quot;Winner Group 1&quot;, &quot;homeTeamFrom&quot;:&quot;U11_A_G2_P2&quot;, &quot;awayTeamFrom&quot;:&quot;U11_A_G1_P1&quot;}" calcext:value-type="string">
            <text:p>{"__v":0,"index":27,"pitch":"5","competition":{"name":"U11", "section":"Champions League", "group":"1"},"tag":"3", "homeTeam":"2nd Group 2", "awayTeam":"Winner Group 1", "homeTeamFrom":"U11_A_G2_P2", "awayTeamFrom":"U11_A_G1_P1"}</text:p>
          </table:table-cell>
          <table:table-cell table:number-columns-repeated="10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Winner Group 3</text:p>
          </table:table-cell>
          <table:table-cell table:style-name="ce10" office:value-type="string" calcext:value-type="string">
            <text:p>2<text:span text:style-name="T1">nd</text:span> Group 4</text:p>
          </table:table-cell>
          <table:table-cell table:style-name="ce10" table:formula="of:=AGE_GROUP &amp; &quot;_&quot; &amp;SECTION &amp; &quot;_G3_P1&quot;" office:value-type="string" office:string-value="U11_A_G3_P1" calcext:value-type="string">
            <text:p>U11_A_G3_P1</text:p>
          </table:table-cell>
          <table:table-cell table:style-name="ce10" table:formula="of:=AGE_GROUP &amp; &quot;_&quot; &amp;SECTION &amp; &quot;_G4_P2&quot;" office:value-type="string" office:string-value="U11_A_G4_P2" calcext:value-type="string">
            <text:p>U11_A_G4_P2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29] &amp; 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9] &amp;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, &quot;&quot;homeTeamFrom&quot;&quot;:&quot;&quot;&quot; &amp; [.H29] &amp; &quot;&quot;&quot;, &quot;&quot;awayTeamFrom&quot;&quot;:&quot;&quot;&quot; &amp; [.I29] &amp; &quot;&quot;&quot;}&quot;" office:value-type="string" office:string-value="{&quot;__v&quot;:0,&quot;index&quot;:28,&quot;pitch&quot;:&quot;5&quot;,&quot;competition&quot;:{&quot;name&quot;:&quot;U11&quot;, &quot;section&quot;:&quot;Champions League&quot;, &quot;group&quot;:&quot;1&quot;},&quot;tag&quot;:&quot;4&quot;, &quot;homeTeam&quot;:&quot;Winner Group 3&quot;, &quot;awayTeam&quot;:&quot;2nd Group 4&quot;, &quot;homeTeamFrom&quot;:&quot;U11_A_G3_P1&quot;, &quot;awayTeamFrom&quot;:&quot;U11_A_G4_P2&quot;}" calcext:value-type="string">
            <text:p>{"__v":0,"index":28,"pitch":"5","competition":{"name":"U11", "section":"Champions League", "group":"1"},"tag":"4", "homeTeam":"Winner Group 3", "awayTeam":"2nd Group 4", "homeTeamFrom":"U11_A_G3_P1", "awayTeamFrom":"U11_A_G4_P2"}</text:p>
          </table:table-cell>
          <table:table-cell table:number-columns-repeated="10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<text:span text:style-name="T1">nd</text:span> Group 4</text:p>
          </table:table-cell>
          <table:table-cell table:style-name="ce10" office:value-type="string" calcext:value-type="string">
            <text:p>Winner Group 1</text:p>
          </table:table-cell>
          <table:table-cell table:style-name="ce10" table:formula="of:=AGE_GROUP &amp; &quot;_&quot; &amp;SECTION &amp; &quot;_G4_P2&quot;" office:value-type="string" office:string-value="U11_A_G4_P2" calcext:value-type="string">
            <text:p>U11_A_G4_P2</text:p>
          </table:table-cell>
          <table:table-cell table:style-name="ce10" table:formula="of:=AGE_GROUP &amp; &quot;_&quot; &amp;SECTION &amp; &quot;_G1_P1&quot;" office:value-type="string" office:string-value="U11_A_G1_P1" calcext:value-type="string">
            <text:p>U11_A_G1_P1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30] &amp; 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0] &amp;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, &quot;&quot;homeTeamFrom&quot;&quot;:&quot;&quot;&quot; &amp; [.H30] &amp; &quot;&quot;&quot;, &quot;&quot;awayTeamFrom&quot;&quot;:&quot;&quot;&quot; &amp; [.I30] &amp; &quot;&quot;&quot;}&quot;" office:value-type="string" office:string-value="{&quot;__v&quot;:0,&quot;index&quot;:29,&quot;pitch&quot;:&quot;5&quot;,&quot;competition&quot;:{&quot;name&quot;:&quot;U11&quot;, &quot;section&quot;:&quot;Champions League&quot;, &quot;group&quot;:&quot;1&quot;},&quot;tag&quot;:&quot;5&quot;, &quot;homeTeam&quot;:&quot;2nd Group 4&quot;, &quot;awayTeam&quot;:&quot;Winner Group 1&quot;, &quot;homeTeamFrom&quot;:&quot;U11_A_G4_P2&quot;, &quot;awayTeamFrom&quot;:&quot;U11_A_G1_P1&quot;}" calcext:value-type="string">
            <text:p>{"__v":0,"index":29,"pitch":"5","competition":{"name":"U11", "section":"Champions League", "group":"1"},"tag":"5", "homeTeam":"2nd Group 4", "awayTeam":"Winner Group 1", "homeTeamFrom":"U11_A_G4_P2", "awayTeamFrom":"U11_A_G1_P1"}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Winner Group 3</text:p>
          </table:table-cell>
          <table:table-cell table:style-name="ce10" office:value-type="string" calcext:value-type="string">
            <text:p>2<text:span text:style-name="T1">nd</text:span> Group 2</text:p>
          </table:table-cell>
          <table:table-cell table:style-name="ce10" table:formula="of:=AGE_GROUP &amp; &quot;_&quot; &amp;SECTION &amp; &quot;_G3_P1&quot;" office:value-type="string" office:string-value="U11_A_G3_P1" calcext:value-type="string">
            <text:p>U11_A_G3_P1</text:p>
          </table:table-cell>
          <table:table-cell table:style-name="ce10" table:formula="of:=AGE_GROUP &amp; &quot;_&quot; &amp;SECTION &amp; &quot;_G2_P2&quot;" office:value-type="string" office:string-value="U11_A_G2_P2" calcext:value-type="string">
            <text:p>U11_A_G2_P2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31] &amp; 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1] &amp;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, &quot;&quot;homeTeamFrom&quot;&quot;:&quot;&quot;&quot; &amp; [.H31] &amp; &quot;&quot;&quot;, &quot;&quot;awayTeamFrom&quot;&quot;:&quot;&quot;&quot; &amp; [.I31] &amp; &quot;&quot;&quot;}&quot;" office:value-type="string" office:string-value="{&quot;__v&quot;:0,&quot;index&quot;:30,&quot;pitch&quot;:&quot;5&quot;,&quot;competition&quot;:{&quot;name&quot;:&quot;U11&quot;, &quot;section&quot;:&quot;Champions League&quot;, &quot;group&quot;:&quot;1&quot;},&quot;tag&quot;:&quot;6&quot;, &quot;homeTeam&quot;:&quot;Winner Group 3&quot;, &quot;awayTeam&quot;:&quot;2nd Group 2&quot;, &quot;homeTeamFrom&quot;:&quot;U11_A_G3_P1&quot;, &quot;awayTeamFrom&quot;:&quot;U11_A_G2_P2&quot;}" calcext:value-type="string">
            <text:p>{"__v":0,"index":30,"pitch":"5","competition":{"name":"U11", "section":"Champions League", "group":"1"},"tag":"6", "homeTeam":"Winner Group 3", "awayTeam":"2nd Group 2", "homeTeamFrom":"U11_A_G3_P1", "awayTeamFrom":"U11_A_G2_P2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Winner Group 2</text:p>
          </table:table-cell>
          <table:table-cell table:style-name="ce10" office:value-type="string" calcext:value-type="string">
            <text:p>Winner Group 4</text:p>
          </table:table-cell>
          <table:table-cell table:style-name="ce10" table:formula="of:=AGE_GROUP &amp; &quot;_&quot; &amp;SECTION &amp; &quot;_G2_P1&quot;" office:value-type="string" office:string-value="U11_A_G2_P1" calcext:value-type="string">
            <text:p>U11_A_G2_P1</text:p>
          </table:table-cell>
          <table:table-cell table:style-name="ce10" table:formula="of:=AGE_GROUP &amp; &quot;_&quot; &amp;SECTION &amp; &quot;_G4_P1&quot;" office:value-type="string" office:string-value="U11_A_G4_P1" calcext:value-type="string">
            <text:p>U11_A_G4_P1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32] &amp; 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2] &amp;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, &quot;&quot;homeTeamFrom&quot;&quot;:&quot;&quot;&quot; &amp; [.H32] &amp; &quot;&quot;&quot;, &quot;&quot;awayTeamFrom&quot;&quot;:&quot;&quot;&quot; &amp; [.I32] &amp; &quot;&quot;&quot;}&quot;" office:value-type="string" office:string-value="{&quot;__v&quot;:0,&quot;index&quot;:31,&quot;pitch&quot;:&quot;6&quot;,&quot;competition&quot;:{&quot;name&quot;:&quot;U11&quot;, &quot;section&quot;:&quot;Champions League&quot;, &quot;group&quot;:&quot;2&quot;},&quot;tag&quot;:&quot;1&quot;, &quot;homeTeam&quot;:&quot;Winner Group 2&quot;, &quot;awayTeam&quot;:&quot;Winner Group 4&quot;, &quot;homeTeamFrom&quot;:&quot;U11_A_G2_P1&quot;, &quot;awayTeamFrom&quot;:&quot;U11_A_G4_P1&quot;}" calcext:value-type="string">
            <text:p>{"__v":0,"index":31,"pitch":"6","competition":{"name":"U11", "section":"Champions League", "group":"2"},"tag":"1", "homeTeam":"Winner Group 2", "awayTeam":"Winner Group 4", "homeTeamFrom":"U11_A_G2_P1", "awayTeamFrom":"U11_A_G4_P1"}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2<text:span text:style-name="T1">nd</text:span> Group 3</text:p>
          </table:table-cell>
          <table:table-cell table:style-name="ce10" office:value-type="string" calcext:value-type="string">
            <text:p>2<text:span text:style-name="T1">nd</text:span> Group 1</text:p>
          </table:table-cell>
          <table:table-cell table:style-name="ce10" table:formula="of:=AGE_GROUP &amp; &quot;_&quot; &amp;SECTION &amp; &quot;_G3_P2&quot;" office:value-type="string" office:string-value="U11_A_G3_P2" calcext:value-type="string">
            <text:p>U11_A_G3_P2</text:p>
          </table:table-cell>
          <table:table-cell table:style-name="ce10" table:formula="of:=AGE_GROUP &amp; &quot;_&quot; &amp;SECTION &amp; &quot;_G1_P2&quot;" office:value-type="string" office:string-value="U11_A_G1_P2" calcext:value-type="string">
            <text:p>U11_A_G1_P2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33] &amp; 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3] &amp;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, &quot;&quot;homeTeamFrom&quot;&quot;:&quot;&quot;&quot; &amp; [.H33] &amp; &quot;&quot;&quot;, &quot;&quot;awayTeamFrom&quot;&quot;:&quot;&quot;&quot; &amp; [.I33] &amp; &quot;&quot;&quot;}&quot;" office:value-type="string" office:string-value="{&quot;__v&quot;:0,&quot;index&quot;:32,&quot;pitch&quot;:&quot;6&quot;,&quot;competition&quot;:{&quot;name&quot;:&quot;U11&quot;, &quot;section&quot;:&quot;Champions League&quot;, &quot;group&quot;:&quot;2&quot;},&quot;tag&quot;:&quot;2&quot;, &quot;homeTeam&quot;:&quot;2nd Group 3&quot;, &quot;awayTeam&quot;:&quot;2nd Group 1&quot;, &quot;homeTeamFrom&quot;:&quot;U11_A_G3_P2&quot;, &quot;awayTeamFrom&quot;:&quot;U11_A_G1_P2&quot;}" calcext:value-type="string">
            <text:p>{"__v":0,"index":32,"pitch":"6","competition":{"name":"U11", "section":"Champions League", "group":"2"},"tag":"2", "homeTeam":"2nd Group 3", "awayTeam":"2nd Group 1", "homeTeamFrom":"U11_A_G3_P2", "awayTeamFrom":"U11_A_G1_P2"}</text:p>
          </table:table-cell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<text:span text:style-name="T1">nd</text:span> Group 3</text:p>
          </table:table-cell>
          <table:table-cell table:style-name="ce10" office:value-type="string" calcext:value-type="string">
            <text:p>Winner Group 2</text:p>
          </table:table-cell>
          <table:table-cell table:style-name="ce10" table:formula="of:=AGE_GROUP &amp; &quot;_&quot; &amp;SECTION &amp; &quot;_G3_P2&quot;" office:value-type="string" office:string-value="U11_A_G3_P2" calcext:value-type="string">
            <text:p>U11_A_G3_P2</text:p>
          </table:table-cell>
          <table:table-cell table:style-name="ce10" table:formula="of:=AGE_GROUP &amp; &quot;_&quot; &amp;SECTION &amp; &quot;_G2_P1&quot;" office:value-type="string" office:string-value="U11_A_G2_P1" calcext:value-type="string">
            <text:p>U11_A_G2_P1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34] &amp; 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4] &amp;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, &quot;&quot;homeTeamFrom&quot;&quot;:&quot;&quot;&quot; &amp; [.H34] &amp; &quot;&quot;&quot;, &quot;&quot;awayTeamFrom&quot;&quot;:&quot;&quot;&quot; &amp; [.I34] &amp; &quot;&quot;&quot;}&quot;" office:value-type="string" office:string-value="{&quot;__v&quot;:0,&quot;index&quot;:33,&quot;pitch&quot;:&quot;6&quot;,&quot;competition&quot;:{&quot;name&quot;:&quot;U11&quot;, &quot;section&quot;:&quot;Champions League&quot;, &quot;group&quot;:&quot;2&quot;},&quot;tag&quot;:&quot;3&quot;, &quot;homeTeam&quot;:&quot;2nd Group 3&quot;, &quot;awayTeam&quot;:&quot;Winner Group 2&quot;, &quot;homeTeamFrom&quot;:&quot;U11_A_G3_P2&quot;, &quot;awayTeamFrom&quot;:&quot;U11_A_G2_P1&quot;}" calcext:value-type="string">
            <text:p>{"__v":0,"index":33,"pitch":"6","competition":{"name":"U11", "section":"Champions League", "group":"2"},"tag":"3", "homeTeam":"2nd Group 3", "awayTeam":"Winner Group 2", "homeTeamFrom":"U11_A_G3_P2", "awayTeamFrom":"U11_A_G2_P1"}</text:p>
          </table:table-cell>
          <table:table-cell table:number-columns-repeated="10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Winner Group 4</text:p>
          </table:table-cell>
          <table:table-cell table:style-name="ce10" office:value-type="string" calcext:value-type="string">
            <text:p>2<text:span text:style-name="T1">nd</text:span> Group 1</text:p>
          </table:table-cell>
          <table:table-cell table:style-name="ce10" table:formula="of:=AGE_GROUP &amp; &quot;_&quot; &amp;SECTION &amp; &quot;_G4_P1&quot;" office:value-type="string" office:string-value="U11_A_G4_P1" calcext:value-type="string">
            <text:p>U11_A_G4_P1</text:p>
          </table:table-cell>
          <table:table-cell table:style-name="ce10" table:formula="of:=AGE_GROUP &amp; &quot;_&quot; &amp;SECTION &amp; &quot;_G1_P2&quot;" office:value-type="string" office:string-value="U11_A_G1_P2" calcext:value-type="string">
            <text:p>U11_A_G1_P2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35] &amp; 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5] &amp;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, &quot;&quot;homeTeamFrom&quot;&quot;:&quot;&quot;&quot; &amp; [.H35] &amp; &quot;&quot;&quot;, &quot;&quot;awayTeamFrom&quot;&quot;:&quot;&quot;&quot; &amp; [.I35] &amp; &quot;&quot;&quot;}&quot;" office:value-type="string" office:string-value="{&quot;__v&quot;:0,&quot;index&quot;:34,&quot;pitch&quot;:&quot;6&quot;,&quot;competition&quot;:{&quot;name&quot;:&quot;U11&quot;, &quot;section&quot;:&quot;Champions League&quot;, &quot;group&quot;:&quot;2&quot;},&quot;tag&quot;:&quot;4&quot;, &quot;homeTeam&quot;:&quot;Winner Group 4&quot;, &quot;awayTeam&quot;:&quot;2nd Group 1&quot;, &quot;homeTeamFrom&quot;:&quot;U11_A_G4_P1&quot;, &quot;awayTeamFrom&quot;:&quot;U11_A_G1_P2&quot;}" calcext:value-type="string">
            <text:p>{"__v":0,"index":34,"pitch":"6","competition":{"name":"U11", "section":"Champions League", "group":"2"},"tag":"4", "homeTeam":"Winner Group 4", "awayTeam":"2nd Group 1", "homeTeamFrom":"U11_A_G4_P1", "awayTeamFrom":"U11_A_G1_P2"}</text:p>
          </table:table-cell>
          <table:table-cell table:number-columns-repeated="10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<text:span text:style-name="T1">nd</text:span> Group 1</text:p>
          </table:table-cell>
          <table:table-cell table:style-name="ce10" office:value-type="string" calcext:value-type="string">
            <text:p>Winner Group 2</text:p>
          </table:table-cell>
          <table:table-cell table:style-name="ce10" table:formula="of:=AGE_GROUP &amp; &quot;_&quot; &amp;SECTION &amp; &quot;_G1_P2&quot;" office:value-type="string" office:string-value="U11_A_G1_P2" calcext:value-type="string">
            <text:p>U11_A_G1_P2</text:p>
          </table:table-cell>
          <table:table-cell table:style-name="ce10" table:formula="of:=AGE_GROUP &amp; &quot;_&quot; &amp;SECTION &amp; &quot;_G2_P1&quot;" office:value-type="string" office:string-value="U11_A_G2_P1" calcext:value-type="string">
            <text:p>U11_A_G2_P1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36] &amp; 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6] &amp;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, &quot;&quot;homeTeamFrom&quot;&quot;:&quot;&quot;&quot; &amp; [.H36] &amp; &quot;&quot;&quot;, &quot;&quot;awayTeamFrom&quot;&quot;:&quot;&quot;&quot; &amp; [.I36] &amp; &quot;&quot;&quot;}&quot;" office:value-type="string" office:string-value="{&quot;__v&quot;:0,&quot;index&quot;:35,&quot;pitch&quot;:&quot;6&quot;,&quot;competition&quot;:{&quot;name&quot;:&quot;U11&quot;, &quot;section&quot;:&quot;Champions League&quot;, &quot;group&quot;:&quot;2&quot;},&quot;tag&quot;:&quot;5&quot;, &quot;homeTeam&quot;:&quot;2nd Group 1&quot;, &quot;awayTeam&quot;:&quot;Winner Group 2&quot;, &quot;homeTeamFrom&quot;:&quot;U11_A_G1_P2&quot;, &quot;awayTeamFrom&quot;:&quot;U11_A_G2_P1&quot;}" calcext:value-type="string">
            <text:p>{"__v":0,"index":35,"pitch":"6","competition":{"name":"U11", "section":"Champions League", "group":"2"},"tag":"5", "homeTeam":"2nd Group 1", "awayTeam":"Winner Group 2", "homeTeamFrom":"U11_A_G1_P2", "awayTeamFrom":"U11_A_G2_P1"}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Winner Group 4</text:p>
          </table:table-cell>
          <table:table-cell table:style-name="ce10" office:value-type="string" calcext:value-type="string">
            <text:p>2<text:span text:style-name="T1">nd</text:span> Group 3</text:p>
          </table:table-cell>
          <table:table-cell table:style-name="ce10" table:formula="of:=AGE_GROUP &amp; &quot;_&quot; &amp;SECTION &amp; &quot;_G4_P1&quot;" office:value-type="string" office:string-value="U11_A_G4_P1" calcext:value-type="string">
            <text:p>U11_A_G4_P1</text:p>
          </table:table-cell>
          <table:table-cell table:style-name="ce10" table:formula="of:=AGE_GROUP &amp; &quot;_&quot; &amp;SECTION &amp; &quot;_G3_P2&quot;" office:value-type="string" office:string-value="U11_A_G3_P2" calcext:value-type="string">
            <text:p>U11_A_G3_P2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37] &amp; 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7] &amp;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, &quot;&quot;homeTeamFrom&quot;&quot;:&quot;&quot;&quot; &amp; [.H37] &amp; &quot;&quot;&quot;, &quot;&quot;awayTeamFrom&quot;&quot;:&quot;&quot;&quot; &amp; [.I37] &amp; &quot;&quot;&quot;}&quot;" office:value-type="string" office:string-value="{&quot;__v&quot;:0,&quot;index&quot;:36,&quot;pitch&quot;:&quot;6&quot;,&quot;competition&quot;:{&quot;name&quot;:&quot;U11&quot;, &quot;section&quot;:&quot;Champions League&quot;, &quot;group&quot;:&quot;2&quot;},&quot;tag&quot;:&quot;6&quot;, &quot;homeTeam&quot;:&quot;Winner Group 4&quot;, &quot;awayTeam&quot;:&quot;2nd Group 3&quot;, &quot;homeTeamFrom&quot;:&quot;U11_A_G4_P1&quot;, &quot;awayTeamFrom&quot;:&quot;U11_A_G3_P2&quot;}" calcext:value-type="string">
            <text:p>{"__v":0,"index":36,"pitch":"6","competition":{"name":"U11", "section":"Champions League", "group":"2"},"tag":"6", "homeTeam":"Winner Group 4", "awayTeam":"2nd Group 3", "homeTeamFrom":"U11_A_G4_P1", "awayTeamFrom":"U11_A_G3_P2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string" calcext:value-type="string">
            <text:p>3rd Group 1</text:p>
          </table:table-cell>
          <table:table-cell table:style-name="ce10" office:value-type="string" calcext:value-type="string">
            <text:p>3rd Group 3</text:p>
          </table:table-cell>
          <table:table-cell table:style-name="ce10" table:formula="of:=AGE_GROUP &amp; &quot;_&quot; &amp;SECTION &amp; &quot;_G1_P3&quot;" office:value-type="string" office:string-value="U11_A_G1_P3" calcext:value-type="string">
            <text:p>U11_A_G1_P3</text:p>
          </table:table-cell>
          <table:table-cell table:style-name="ce10" table:formula="of:=AGE_GROUP &amp; &quot;_&quot; &amp;SECTION &amp; &quot;_G3_P3&quot;" office:value-type="string" office:string-value="U11_A_G3_P3" calcext:value-type="string">
            <text:p>U11_A_G3_P3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38] &amp; 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8] &amp;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, &quot;&quot;homeTeamFrom&quot;&quot;:&quot;&quot;&quot; &amp; [.H38] &amp; &quot;&quot;&quot;, &quot;&quot;awayTeamFrom&quot;&quot;:&quot;&quot;&quot; &amp; [.I38] &amp; &quot;&quot;&quot;}&quot;" office:value-type="string" office:string-value="{&quot;__v&quot;:0,&quot;index&quot;:37,&quot;pitch&quot;:&quot;7&quot;,&quot;competition&quot;:{&quot;name&quot;:&quot;U11&quot;, &quot;section&quot;:&quot;Europa League&quot;, &quot;group&quot;:&quot;1&quot;},&quot;tag&quot;:&quot;1&quot;, &quot;homeTeam&quot;:&quot;3rd Group 1&quot;, &quot;awayTeam&quot;:&quot;3rd Group 3&quot;, &quot;homeTeamFrom&quot;:&quot;U11_A_G1_P3&quot;, &quot;awayTeamFrom&quot;:&quot;U11_A_G3_P3&quot;}" calcext:value-type="string">
            <text:p>{"__v":0,"index":37,"pitch":"7","competition":{"name":"U11", "section":"Europa League", "group":"1"},"tag":"1", "homeTeam":"3rd Group 1", "awayTeam":"3rd Group 3", "homeTeamFrom":"U11_A_G1_P3", "awayTeamFrom":"U11_A_G3_P3"}</text:p>
          </table:table-cell>
          <table:table-cell table:style-name="ce21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4th Group 2</text:p>
          </table:table-cell>
          <table:table-cell table:style-name="ce10" office:value-type="string" calcext:value-type="string">
            <text:p>4th Group 4</text:p>
          </table:table-cell>
          <table:table-cell table:style-name="ce10" table:formula="of:=AGE_GROUP &amp; &quot;_&quot; &amp;SECTION &amp; &quot;_G2_P4&quot;" office:value-type="string" office:string-value="U11_A_G2_P4" calcext:value-type="string">
            <text:p>U11_A_G2_P4</text:p>
          </table:table-cell>
          <table:table-cell table:style-name="ce10" table:formula="of:=AGE_GROUP &amp; &quot;_&quot; &amp;SECTION &amp; &quot;_G4_P4&quot;" office:value-type="string" office:string-value="U11_A_G4_P4" calcext:value-type="string">
            <text:p>U11_A_G4_P4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39] &amp; 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9] &amp;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, &quot;&quot;homeTeamFrom&quot;&quot;:&quot;&quot;&quot; &amp; [.H39] &amp; &quot;&quot;&quot;, &quot;&quot;awayTeamFrom&quot;&quot;:&quot;&quot;&quot; &amp; [.I39] &amp; &quot;&quot;&quot;}&quot;" office:value-type="string" office:string-value="{&quot;__v&quot;:0,&quot;index&quot;:38,&quot;pitch&quot;:&quot;7&quot;,&quot;competition&quot;:{&quot;name&quot;:&quot;U11&quot;, &quot;section&quot;:&quot;Europa League&quot;, &quot;group&quot;:&quot;1&quot;},&quot;tag&quot;:&quot;2&quot;, &quot;homeTeam&quot;:&quot;4th Group 2&quot;, &quot;awayTeam&quot;:&quot;4th Group 4&quot;, &quot;homeTeamFrom&quot;:&quot;U11_A_G2_P4&quot;, &quot;awayTeamFrom&quot;:&quot;U11_A_G4_P4&quot;}" calcext:value-type="string">
            <text:p>{"__v":0,"index":38,"pitch":"7","competition":{"name":"U11", "section":"Europa League", "group":"1"},"tag":"2", "homeTeam":"4th Group 2", "awayTeam":"4th Group 4", "homeTeamFrom":"U11_A_G2_P4", "awayTeamFrom":"U11_A_G4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th Group 2</text:p>
          </table:table-cell>
          <table:table-cell table:style-name="ce10" office:value-type="string" calcext:value-type="string">
            <text:p>3rd Group 1</text:p>
          </table:table-cell>
          <table:table-cell table:style-name="ce10" table:formula="of:=AGE_GROUP &amp; &quot;_&quot; &amp;SECTION &amp; &quot;_G2_P4&quot;" office:value-type="string" office:string-value="U11_A_G2_P4" calcext:value-type="string">
            <text:p>U11_A_G2_P4</text:p>
          </table:table-cell>
          <table:table-cell table:style-name="ce10" table:formula="of:=AGE_GROUP &amp; &quot;_&quot; &amp;SECTION &amp; &quot;_G1_P3&quot;" office:value-type="string" office:string-value="U11_A_G1_P3" calcext:value-type="string">
            <text:p>U11_A_G1_P3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40] &amp; 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0] &amp;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, &quot;&quot;homeTeamFrom&quot;&quot;:&quot;&quot;&quot; &amp; [.H40] &amp; &quot;&quot;&quot;, &quot;&quot;awayTeamFrom&quot;&quot;:&quot;&quot;&quot; &amp; [.I40] &amp; &quot;&quot;&quot;}&quot;" office:value-type="string" office:string-value="{&quot;__v&quot;:0,&quot;index&quot;:39,&quot;pitch&quot;:&quot;7&quot;,&quot;competition&quot;:{&quot;name&quot;:&quot;U11&quot;, &quot;section&quot;:&quot;Europa League&quot;, &quot;group&quot;:&quot;1&quot;},&quot;tag&quot;:&quot;3&quot;, &quot;homeTeam&quot;:&quot;4th Group 2&quot;, &quot;awayTeam&quot;:&quot;3rd Group 1&quot;, &quot;homeTeamFrom&quot;:&quot;U11_A_G2_P4&quot;, &quot;awayTeamFrom&quot;:&quot;U11_A_G1_P3&quot;}" calcext:value-type="string">
            <text:p>{"__v":0,"index":39,"pitch":"7","competition":{"name":"U11", "section":"Europa League", "group":"1"},"tag":"3", "homeTeam":"4th Group 2", "awayTeam":"3rd Group 1", "homeTeamFrom":"U11_A_G2_P4", "awayTeamFrom":"U11_A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3rd Group 3</text:p>
          </table:table-cell>
          <table:table-cell table:style-name="ce10" office:value-type="string" calcext:value-type="string">
            <text:p>4th Group 4</text:p>
          </table:table-cell>
          <table:table-cell table:style-name="ce10" table:formula="of:=AGE_GROUP &amp; &quot;_&quot; &amp;SECTION &amp; &quot;_G3_P3&quot;" office:value-type="string" office:string-value="U11_A_G3_P3" calcext:value-type="string">
            <text:p>U11_A_G3_P3</text:p>
          </table:table-cell>
          <table:table-cell table:style-name="ce10" table:formula="of:=AGE_GROUP &amp; &quot;_&quot; &amp;SECTION &amp; &quot;_G4_P4&quot;" office:value-type="string" office:string-value="U11_A_G4_P4" calcext:value-type="string">
            <text:p>U11_A_G4_P4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41] &amp; 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1] &amp;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, &quot;&quot;homeTeamFrom&quot;&quot;:&quot;&quot;&quot; &amp; [.H41] &amp; &quot;&quot;&quot;, &quot;&quot;awayTeamFrom&quot;&quot;:&quot;&quot;&quot; &amp; [.I41] &amp; &quot;&quot;&quot;}&quot;" office:value-type="string" office:string-value="{&quot;__v&quot;:0,&quot;index&quot;:40,&quot;pitch&quot;:&quot;7&quot;,&quot;competition&quot;:{&quot;name&quot;:&quot;U11&quot;, &quot;section&quot;:&quot;Europa League&quot;, &quot;group&quot;:&quot;1&quot;},&quot;tag&quot;:&quot;4&quot;, &quot;homeTeam&quot;:&quot;3rd Group 3&quot;, &quot;awayTeam&quot;:&quot;4th Group 4&quot;, &quot;homeTeamFrom&quot;:&quot;U11_A_G3_P3&quot;, &quot;awayTeamFrom&quot;:&quot;U11_A_G4_P4&quot;}" calcext:value-type="string">
            <text:p>{"__v":0,"index":40,"pitch":"7","competition":{"name":"U11", "section":"Europa League", "group":"1"},"tag":"4", "homeTeam":"3rd Group 3", "awayTeam":"4th Group 4", "homeTeamFrom":"U11_A_G3_P3", "awayTeamFrom":"U11_A_G4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th Group 4</text:p>
          </table:table-cell>
          <table:table-cell table:style-name="ce10" office:value-type="string" calcext:value-type="string">
            <text:p>3rd Group 1</text:p>
          </table:table-cell>
          <table:table-cell table:style-name="ce10" table:formula="of:=AGE_GROUP &amp; &quot;_&quot; &amp;SECTION &amp; &quot;_G4_P4&quot;" office:value-type="string" office:string-value="U11_A_G4_P4" calcext:value-type="string">
            <text:p>U11_A_G4_P4</text:p>
          </table:table-cell>
          <table:table-cell table:style-name="ce10" table:formula="of:=AGE_GROUP &amp; &quot;_&quot; &amp;SECTION &amp; &quot;_G1_P3&quot;" office:value-type="string" office:string-value="U11_A_G1_P3" calcext:value-type="string">
            <text:p>U11_A_G1_P3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42] &amp; 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2] &amp;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, &quot;&quot;homeTeamFrom&quot;&quot;:&quot;&quot;&quot; &amp; [.H42] &amp; &quot;&quot;&quot;, &quot;&quot;awayTeamFrom&quot;&quot;:&quot;&quot;&quot; &amp; [.I42] &amp; &quot;&quot;&quot;}&quot;" office:value-type="string" office:string-value="{&quot;__v&quot;:0,&quot;index&quot;:41,&quot;pitch&quot;:&quot;7&quot;,&quot;competition&quot;:{&quot;name&quot;:&quot;U11&quot;, &quot;section&quot;:&quot;Europa League&quot;, &quot;group&quot;:&quot;1&quot;},&quot;tag&quot;:&quot;5&quot;, &quot;homeTeam&quot;:&quot;4th Group 4&quot;, &quot;awayTeam&quot;:&quot;3rd Group 1&quot;, &quot;homeTeamFrom&quot;:&quot;U11_A_G4_P4&quot;, &quot;awayTeamFrom&quot;:&quot;U11_A_G1_P3&quot;}" calcext:value-type="string">
            <text:p>{"__v":0,"index":41,"pitch":"7","competition":{"name":"U11", "section":"Europa League", "group":"1"},"tag":"5", "homeTeam":"4th Group 4", "awayTeam":"3rd Group 1", "homeTeamFrom":"U11_A_G4_P4", "awayTeamFrom":"U11_A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3rd Group 3</text:p>
          </table:table-cell>
          <table:table-cell table:style-name="ce10" office:value-type="string" calcext:value-type="string">
            <text:p>4th Group 2</text:p>
          </table:table-cell>
          <table:table-cell table:style-name="ce10" table:formula="of:=AGE_GROUP &amp; &quot;_&quot; &amp;SECTION &amp; &quot;_G3_P3&quot;" office:value-type="string" office:string-value="U11_A_G3_P3" calcext:value-type="string">
            <text:p>U11_A_G3_P3</text:p>
          </table:table-cell>
          <table:table-cell table:style-name="ce10" table:formula="of:=AGE_GROUP &amp; &quot;_&quot; &amp;SECTION &amp; &quot;_G2_P4&quot;" office:value-type="string" office:string-value="U11_A_G2_P4" calcext:value-type="string">
            <text:p>U11_A_G2_P4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43] &amp; 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3] &amp;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, &quot;&quot;homeTeamFrom&quot;&quot;:&quot;&quot;&quot; &amp; [.H43] &amp; &quot;&quot;&quot;, &quot;&quot;awayTeamFrom&quot;&quot;:&quot;&quot;&quot; &amp; [.I43] &amp; &quot;&quot;&quot;}&quot;" office:value-type="string" office:string-value="{&quot;__v&quot;:0,&quot;index&quot;:42,&quot;pitch&quot;:&quot;7&quot;,&quot;competition&quot;:{&quot;name&quot;:&quot;U11&quot;, &quot;section&quot;:&quot;Europa League&quot;, &quot;group&quot;:&quot;1&quot;},&quot;tag&quot;:&quot;6&quot;, &quot;homeTeam&quot;:&quot;3rd Group 3&quot;, &quot;awayTeam&quot;:&quot;4th Group 2&quot;, &quot;homeTeamFrom&quot;:&quot;U11_A_G3_P3&quot;, &quot;awayTeamFrom&quot;:&quot;U11_A_G2_P4&quot;}" calcext:value-type="string">
            <text:p>{"__v":0,"index":42,"pitch":"7","competition":{"name":"U11", "section":"Europa League", "group":"1"},"tag":"6", "homeTeam":"3rd Group 3", "awayTeam":"4th Group 2", "homeTeamFrom":"U11_A_G3_P3", "awayTeamFrom":"U11_A_G2_P4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3rd Group 2</text:p>
          </table:table-cell>
          <table:table-cell table:style-name="ce10" office:value-type="string" calcext:value-type="string">
            <text:p>3rd Group 4</text:p>
          </table:table-cell>
          <table:table-cell table:style-name="ce10" table:formula="of:=AGE_GROUP &amp; &quot;_&quot; &amp;SECTION &amp; &quot;_G2_P3&quot;" office:value-type="string" office:string-value="U11_A_G2_P3" calcext:value-type="string">
            <text:p>U11_A_G2_P3</text:p>
          </table:table-cell>
          <table:table-cell table:style-name="ce10" table:formula="of:=AGE_GROUP &amp; &quot;_&quot; &amp;SECTION &amp; &quot;_G4_P3&quot;" office:value-type="string" office:string-value="U11_A_G4_P3" calcext:value-type="string">
            <text:p>U11_A_G4_P3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44] &amp; 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4] &amp;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, &quot;&quot;homeTeamFrom&quot;&quot;:&quot;&quot;&quot; &amp; [.H44] &amp; &quot;&quot;&quot;, &quot;&quot;awayTeamFrom&quot;&quot;:&quot;&quot;&quot; &amp; [.I44] &amp; &quot;&quot;&quot;}&quot;" office:value-type="string" office:string-value="{&quot;__v&quot;:0,&quot;index&quot;:43,&quot;pitch&quot;:&quot;8&quot;,&quot;competition&quot;:{&quot;name&quot;:&quot;U11&quot;, &quot;section&quot;:&quot;Europa League&quot;, &quot;group&quot;:&quot;2&quot;},&quot;tag&quot;:&quot;1&quot;, &quot;homeTeam&quot;:&quot;3rd Group 2&quot;, &quot;awayTeam&quot;:&quot;3rd Group 4&quot;, &quot;homeTeamFrom&quot;:&quot;U11_A_G2_P3&quot;, &quot;awayTeamFrom&quot;:&quot;U11_A_G4_P3&quot;}" calcext:value-type="string">
            <text:p>{"__v":0,"index":43,"pitch":"8","competition":{"name":"U11", "section":"Europa League", "group":"2"},"tag":"1", "homeTeam":"3rd Group 2", "awayTeam":"3rd Group 4", "homeTeamFrom":"U11_A_G2_P3", "awayTeamFrom":"U11_A_G4_P3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4th Group 3</text:p>
          </table:table-cell>
          <table:table-cell table:style-name="ce10" office:value-type="string" calcext:value-type="string">
            <text:p>4th Group 1</text:p>
          </table:table-cell>
          <table:table-cell table:style-name="ce10" table:formula="of:=AGE_GROUP &amp; &quot;_&quot; &amp;SECTION &amp; &quot;_G3_P4&quot;" office:value-type="string" office:string-value="U11_A_G3_P4" calcext:value-type="string">
            <text:p>U11_A_G3_P4</text:p>
          </table:table-cell>
          <table:table-cell table:style-name="ce10" table:formula="of:=AGE_GROUP &amp; &quot;_&quot; &amp;SECTION &amp; &quot;_G1_P4&quot;" office:value-type="string" office:string-value="U11_A_G1_P4" calcext:value-type="string">
            <text:p>U11_A_G1_P4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45] &amp; 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5] &amp;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, &quot;&quot;homeTeamFrom&quot;&quot;:&quot;&quot;&quot; &amp; [.H45] &amp; &quot;&quot;&quot;, &quot;&quot;awayTeamFrom&quot;&quot;:&quot;&quot;&quot; &amp; [.I45] &amp; &quot;&quot;&quot;}&quot;" office:value-type="string" office:string-value="{&quot;__v&quot;:0,&quot;index&quot;:44,&quot;pitch&quot;:&quot;8&quot;,&quot;competition&quot;:{&quot;name&quot;:&quot;U11&quot;, &quot;section&quot;:&quot;Europa League&quot;, &quot;group&quot;:&quot;2&quot;},&quot;tag&quot;:&quot;2&quot;, &quot;homeTeam&quot;:&quot;4th Group 3&quot;, &quot;awayTeam&quot;:&quot;4th Group 1&quot;, &quot;homeTeamFrom&quot;:&quot;U11_A_G3_P4&quot;, &quot;awayTeamFrom&quot;:&quot;U11_A_G1_P4&quot;}" calcext:value-type="string">
            <text:p>{"__v":0,"index":44,"pitch":"8","competition":{"name":"U11", "section":"Europa League", "group":"2"},"tag":"2", "homeTeam":"4th Group 3", "awayTeam":"4th Group 1", "homeTeamFrom":"U11_A_G3_P4", "awayTeamFrom":"U11_A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th Group 3</text:p>
          </table:table-cell>
          <table:table-cell table:style-name="ce10" office:value-type="string" calcext:value-type="string">
            <text:p>3rd Group 2</text:p>
          </table:table-cell>
          <table:table-cell table:style-name="ce10" table:formula="of:=AGE_GROUP &amp; &quot;_&quot; &amp;SECTION &amp; &quot;_G3_P4&quot;" office:value-type="string" office:string-value="U11_A_G3_P4" calcext:value-type="string">
            <text:p>U11_A_G3_P4</text:p>
          </table:table-cell>
          <table:table-cell table:style-name="ce10" table:formula="of:=AGE_GROUP &amp; &quot;_&quot; &amp;SECTION &amp; &quot;_G2_P3&quot;" office:value-type="string" office:string-value="U11_A_G2_P3" calcext:value-type="string">
            <text:p>U11_A_G2_P3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46] &amp; 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6] &amp;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, &quot;&quot;homeTeamFrom&quot;&quot;:&quot;&quot;&quot; &amp; [.H46] &amp; &quot;&quot;&quot;, &quot;&quot;awayTeamFrom&quot;&quot;:&quot;&quot;&quot; &amp; [.I46] &amp; &quot;&quot;&quot;}&quot;" office:value-type="string" office:string-value="{&quot;__v&quot;:0,&quot;index&quot;:45,&quot;pitch&quot;:&quot;8&quot;,&quot;competition&quot;:{&quot;name&quot;:&quot;U11&quot;, &quot;section&quot;:&quot;Europa League&quot;, &quot;group&quot;:&quot;2&quot;},&quot;tag&quot;:&quot;3&quot;, &quot;homeTeam&quot;:&quot;4th Group 3&quot;, &quot;awayTeam&quot;:&quot;3rd Group 2&quot;, &quot;homeTeamFrom&quot;:&quot;U11_A_G3_P4&quot;, &quot;awayTeamFrom&quot;:&quot;U11_A_G2_P3&quot;}" calcext:value-type="string">
            <text:p>{"__v":0,"index":45,"pitch":"8","competition":{"name":"U11", "section":"Europa League", "group":"2"},"tag":"3", "homeTeam":"4th Group 3", "awayTeam":"3rd Group 2", "homeTeamFrom":"U11_A_G3_P4", "awayTeamFrom":"U11_A_G2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3rd Group 4</text:p>
          </table:table-cell>
          <table:table-cell table:style-name="ce10" office:value-type="string" calcext:value-type="string">
            <text:p>4th Group 1</text:p>
          </table:table-cell>
          <table:table-cell table:style-name="ce10" table:formula="of:=AGE_GROUP &amp; &quot;_&quot; &amp;SECTION &amp; &quot;_G4_P3&quot;" office:value-type="string" office:string-value="U11_A_G4_P3" calcext:value-type="string">
            <text:p>U11_A_G4_P3</text:p>
          </table:table-cell>
          <table:table-cell table:style-name="ce10" table:formula="of:=AGE_GROUP &amp; &quot;_&quot; &amp;SECTION &amp; &quot;_G1_P4&quot;" office:value-type="string" office:string-value="U11_A_G1_P4" calcext:value-type="string">
            <text:p>U11_A_G1_P4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47] &amp; 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7] &amp;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, &quot;&quot;homeTeamFrom&quot;&quot;:&quot;&quot;&quot; &amp; [.H47] &amp; &quot;&quot;&quot;, &quot;&quot;awayTeamFrom&quot;&quot;:&quot;&quot;&quot; &amp; [.I47] &amp; &quot;&quot;&quot;}&quot;" office:value-type="string" office:string-value="{&quot;__v&quot;:0,&quot;index&quot;:46,&quot;pitch&quot;:&quot;8&quot;,&quot;competition&quot;:{&quot;name&quot;:&quot;U11&quot;, &quot;section&quot;:&quot;Europa League&quot;, &quot;group&quot;:&quot;2&quot;},&quot;tag&quot;:&quot;4&quot;, &quot;homeTeam&quot;:&quot;3rd Group 4&quot;, &quot;awayTeam&quot;:&quot;4th Group 1&quot;, &quot;homeTeamFrom&quot;:&quot;U11_A_G4_P3&quot;, &quot;awayTeamFrom&quot;:&quot;U11_A_G1_P4&quot;}" calcext:value-type="string">
            <text:p>{"__v":0,"index":46,"pitch":"8","competition":{"name":"U11", "section":"Europa League", "group":"2"},"tag":"4", "homeTeam":"3rd Group 4", "awayTeam":"4th Group 1", "homeTeamFrom":"U11_A_G4_P3", "awayTeamFrom":"U11_A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th Group 1</text:p>
          </table:table-cell>
          <table:table-cell table:style-name="ce10" office:value-type="string" calcext:value-type="string">
            <text:p>3rd Group 2</text:p>
          </table:table-cell>
          <table:table-cell table:style-name="ce10" table:formula="of:=AGE_GROUP &amp; &quot;_&quot; &amp;SECTION &amp; &quot;_G1_P4&quot;" office:value-type="string" office:string-value="U11_A_G1_P4" calcext:value-type="string">
            <text:p>U11_A_G1_P4</text:p>
          </table:table-cell>
          <table:table-cell table:style-name="ce10" table:formula="of:=AGE_GROUP &amp; &quot;_&quot; &amp;SECTION &amp; &quot;_G2_P3&quot;" office:value-type="string" office:string-value="U11_A_G2_P3" calcext:value-type="string">
            <text:p>U11_A_G2_P3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48] &amp; 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8] &amp;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, &quot;&quot;homeTeamFrom&quot;&quot;:&quot;&quot;&quot; &amp; [.H48] &amp; &quot;&quot;&quot;, &quot;&quot;awayTeamFrom&quot;&quot;:&quot;&quot;&quot; &amp; [.I48] &amp; &quot;&quot;&quot;}&quot;" office:value-type="string" office:string-value="{&quot;__v&quot;:0,&quot;index&quot;:47,&quot;pitch&quot;:&quot;8&quot;,&quot;competition&quot;:{&quot;name&quot;:&quot;U11&quot;, &quot;section&quot;:&quot;Europa League&quot;, &quot;group&quot;:&quot;2&quot;},&quot;tag&quot;:&quot;5&quot;, &quot;homeTeam&quot;:&quot;4th Group 1&quot;, &quot;awayTeam&quot;:&quot;3rd Group 2&quot;, &quot;homeTeamFrom&quot;:&quot;U11_A_G1_P4&quot;, &quot;awayTeamFrom&quot;:&quot;U11_A_G2_P3&quot;}" calcext:value-type="string">
            <text:p>{"__v":0,"index":47,"pitch":"8","competition":{"name":"U11", "section":"Europa League", "group":"2"},"tag":"5", "homeTeam":"4th Group 1", "awayTeam":"3rd Group 2", "homeTeamFrom":"U11_A_G1_P4", "awayTeamFrom":"U11_A_G2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3rd Group 4</text:p>
          </table:table-cell>
          <table:table-cell table:style-name="ce10" office:value-type="string" calcext:value-type="string">
            <text:p>4th Group 3</text:p>
          </table:table-cell>
          <table:table-cell table:style-name="ce10" table:formula="of:=AGE_GROUP &amp; &quot;_&quot; &amp;SECTION &amp; &quot;_G4_P3&quot;" office:value-type="string" office:string-value="U11_A_G4_P3" calcext:value-type="string">
            <text:p>U11_A_G4_P3</text:p>
          </table:table-cell>
          <table:table-cell table:style-name="ce10" table:formula="of:=AGE_GROUP &amp; &quot;_&quot; &amp;SECTION &amp; &quot;_G3_P4&quot;" office:value-type="string" office:string-value="U11_A_G3_P4" calcext:value-type="string">
            <text:p>U11_A_G3_P4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49] &amp; 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9] &amp;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, &quot;&quot;homeTeamFrom&quot;&quot;:&quot;&quot;&quot; &amp; [.H49] &amp; &quot;&quot;&quot;, &quot;&quot;awayTeamFrom&quot;&quot;:&quot;&quot;&quot; &amp; [.I49] &amp; &quot;&quot;&quot;}&quot;" office:value-type="string" office:string-value="{&quot;__v&quot;:0,&quot;index&quot;:48,&quot;pitch&quot;:&quot;8&quot;,&quot;competition&quot;:{&quot;name&quot;:&quot;U11&quot;, &quot;section&quot;:&quot;Europa League&quot;, &quot;group&quot;:&quot;2&quot;},&quot;tag&quot;:&quot;6&quot;, &quot;homeTeam&quot;:&quot;3rd Group 4&quot;, &quot;awayTeam&quot;:&quot;4th Group 3&quot;, &quot;homeTeamFrom&quot;:&quot;U11_A_G4_P3&quot;, &quot;awayTeamFrom&quot;:&quot;U11_A_G3_P4&quot;}" calcext:value-type="string">
            <text:p>{"__v":0,"index":48,"pitch":"8","competition":{"name":"U11", "section":"Europa League", "group":"2"},"tag":"6", "homeTeam":"3rd Group 4", "awayTeam":"4th Group 3", "homeTeamFrom":"U11_A_G4_P3", "awayTeamFrom":"U11_A_G3_P4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Winner Group 1</text:p>
          </table:table-cell>
          <table:table-cell table:style-name="ce10" office:value-type="string" calcext:value-type="string">
            <text:p>2nd Group 2</text:p>
          </table:table-cell>
          <table:table-cell table:style-name="ce10" table:formula="of:=AGE_GROUP&amp;&quot;_&quot;&amp;SUBSTITUTE(S2_SEC1;&quot; &quot;;&quot;&quot;)&amp;&quot;_G1_P1&quot;" office:value-type="string" office:string-value="U11_ChampionsLeague_G1_P1" calcext:value-type="string">
            <text:p>U11_ChampionsLeague_G1_P1</text:p>
          </table:table-cell>
          <table:table-cell table:style-name="ce10" table:formula="of:=AGE_GROUP&amp;&quot;_&quot;&amp;SUBSTITUTE(S2_SEC1;&quot; &quot;;&quot;&quot;)&amp;&quot;_G2_P2&quot;" office:value-type="string" office:string-value="U11_ChampionsLeague_G2_P2" calcext:value-type="string">
            <text:p>U11_ChampionsLeague_G2_P2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50] &amp; 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, &quot;&quot;homeTeamFrom&quot;&quot;:&quot;&quot;&quot; &amp; [.H50] &amp; &quot;&quot;&quot;, &quot;&quot;awayTeamFrom&quot;&quot;:&quot;&quot;&quot; &amp; [.I50] &amp; &quot;&quot;&quot;}&quot;" office:value-type="string" office:string-value="{&quot;__v&quot;:0,&quot;index&quot;:49,&quot;pitch&quot;:&quot;5&quot;,&quot;competition&quot;:{&quot;name&quot;:&quot;U11&quot;, &quot;section&quot;:&quot;Champions League&quot;},&quot;tag&quot;:&quot;SF1&quot;, &quot;homeTeam&quot;:&quot;Winner Group 1&quot;, &quot;awayTeam&quot;:&quot;2nd Group 2&quot;, &quot;homeTeamFrom&quot;:&quot;U11_ChampionsLeague_G1_P1&quot;, &quot;awayTeamFrom&quot;:&quot;U11_ChampionsLeague_G2_P2&quot;}" calcext:value-type="string">
            <text:p>{"__v":0,"index":49,"pitch":"5","competition":{"name":"U11", "section":"Champions League"},"tag":"SF1", "homeTeam":"Winner Group 1", "awayTeam":"2nd Group 2", "homeTeamFrom":"U11_ChampionsLeague_G1_P1", "awayTeamFrom":"U11_ChampionsLeague_G2_P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Winner Group 2</text:p>
          </table:table-cell>
          <table:table-cell table:style-name="ce10" office:value-type="string" calcext:value-type="string">
            <text:p>2nd Group 1</text:p>
          </table:table-cell>
          <table:table-cell table:style-name="ce10" table:formula="of:=AGE_GROUP&amp;&quot;_&quot;&amp;SUBSTITUTE(S2_SEC1;&quot; &quot;;&quot;&quot;)&amp;&quot;_G2_P1&quot;" office:value-type="string" office:string-value="U11_ChampionsLeague_G2_P1" calcext:value-type="string">
            <text:p>U11_ChampionsLeague_G2_P1</text:p>
          </table:table-cell>
          <table:table-cell table:style-name="ce10" table:formula="of:=AGE_GROUP&amp;&quot;_&quot;&amp;SUBSTITUTE(S2_SEC1;&quot; &quot;;&quot;&quot;)&amp;&quot;_G1_P2&quot;" office:value-type="string" office:string-value="U11_ChampionsLeague_G1_P2" calcext:value-type="string">
            <text:p>U11_ChampionsLeague_G1_P2</text:p>
          </table:table-cell>
          <table:table-cell office:value-type="float" office:value="6" calcext:value-type="float">
            <text:p>6</text:p>
          </table:table-cell>
          <table:table-cell table:formula="of:=&quot;{&quot;&quot;__v&quot;&quot;:0,&quot;&quot;index&quot;&quot;:&quot; &amp; [.B51] &amp; 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, &quot;&quot;homeTeamFrom&quot;&quot;:&quot;&quot;&quot; &amp; [.H51] &amp; &quot;&quot;&quot;, &quot;&quot;awayTeamFrom&quot;&quot;:&quot;&quot;&quot; &amp; [.I51] &amp; &quot;&quot;&quot;}&quot;" office:value-type="string" office:string-value="{&quot;__v&quot;:0,&quot;index&quot;:50,&quot;pitch&quot;:&quot;6&quot;,&quot;competition&quot;:{&quot;name&quot;:&quot;U11&quot;, &quot;section&quot;:&quot;Champions League&quot;},&quot;tag&quot;:&quot;SF2&quot;, &quot;homeTeam&quot;:&quot;Winner Group 2&quot;, &quot;awayTeam&quot;:&quot;2nd Group 1&quot;, &quot;homeTeamFrom&quot;:&quot;U11_ChampionsLeague_G2_P1&quot;, &quot;awayTeamFrom&quot;:&quot;U11_ChampionsLeague_G1_P2&quot;}" calcext:value-type="string">
            <text:p>{"__v":0,"index":50,"pitch":"6","competition":{"name":"U11", "section":"Champions League"},"tag":"SF2", "homeTeam":"Winner Group 2", "awayTeam":"2nd Group 1", "homeTeamFrom":"U11_ChampionsLeague_G2_P1", "awayTeamFrom":"U11_ChampionsLeague_G1_P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Winner SF1</text:p>
          </table:table-cell>
          <table:table-cell table:style-name="ce10" office:value-type="string" calcext:value-type="string">
            <text:p>Winner SF2</text:p>
          </table:table-cell>
          <table:table-cell table:style-name="ce10" table:formula="of:=AGE_GROUP&amp;&quot;_&quot;&amp;SUBSTITUTE(S2_SEC1;&quot; &quot;;&quot;&quot;)&amp;&quot;_SF1&quot;" office:value-type="string" office:string-value="U11_ChampionsLeague_SF1" calcext:value-type="string">
            <text:p>U11_ChampionsLeague_SF1</text:p>
          </table:table-cell>
          <table:table-cell table:style-name="ce10" table:formula="of:=AGE_GROUP&amp;&quot;_&quot;&amp;SUBSTITUTE(S2_SEC1;&quot; &quot;;&quot;&quot;)&amp;&quot;_SF2&quot;" office:value-type="string" office:string-value="U11_ChampionsLeague_SF2" calcext:value-type="string">
            <text:p>U11_ChampionsLeague_SF2</text:p>
          </table:table-cell>
          <table:table-cell office:value-type="float" office:value="5" calcext:value-type="float">
            <text:p>5</text:p>
          </table:table-cell>
          <table:table-cell table:formula="of:=&quot;{&quot;&quot;__v&quot;&quot;:0,&quot;&quot;index&quot;&quot;:&quot; &amp; [.B52] &amp; &quot;,&quot;&quot;pitch&quot;&quot;:&quot;&quot;&quot; &amp; [.J52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, &quot;&quot;homeTeamFrom&quot;&quot;:&quot;&quot;&quot; &amp; [.H52] &amp; &quot;&quot;&quot;, &quot;&quot;awayTeamFrom&quot;&quot;:&quot;&quot;&quot; &amp; [.I52] &amp; &quot;&quot;&quot;}&quot;" office:value-type="string" office:string-value="{&quot;__v&quot;:0,&quot;index&quot;:51,&quot;pitch&quot;:&quot;5&quot;,&quot;competition&quot;:{&quot;name&quot;:&quot;U11&quot;, &quot;section&quot;:&quot;Champions League&quot;},&quot;tag&quot;:&quot;FIN&quot;, &quot;homeTeam&quot;:&quot;Winner SF1&quot;, &quot;awayTeam&quot;:&quot;Winner SF2&quot;, &quot;homeTeamFrom&quot;:&quot;U11_ChampionsLeague_SF1&quot;, &quot;awayTeamFrom&quot;:&quot;U11_ChampionsLeague_SF2&quot;}" calcext:value-type="string">
            <text:p>{"__v":0,"index":51,"pitch":"5","competition":{"name":"U11", "section":"Champions League"},"tag":"FIN", "homeTeam":"Winner SF1", "awayTeam":"Winner SF2", "homeTeamFrom":"U11_ChampionsLeague_SF1", "awayTeamFrom":"U11_Champions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Winner Group 1</text:p>
          </table:table-cell>
          <table:table-cell table:style-name="ce10" office:value-type="string" calcext:value-type="string">
            <text:p>2nd Group 2</text:p>
          </table:table-cell>
          <table:table-cell table:style-name="ce10" table:formula="of:=AGE_GROUP&amp;&quot;_&quot;&amp;SUBSTITUTE(S2_SEC2;&quot; &quot;;&quot;&quot;)&amp;&quot;_G1_P1&quot;" office:value-type="string" office:string-value="U11_EuropaLeague_G1_P1" calcext:value-type="string">
            <text:p>U11_EuropaLeague_G1_P1</text:p>
          </table:table-cell>
          <table:table-cell table:style-name="ce10" table:formula="of:=AGE_GROUP&amp;&quot;_&quot;&amp;SUBSTITUTE(S2_SEC2;&quot; &quot;;&quot;&quot;)&amp;&quot;_G2_P2&quot;" office:value-type="string" office:string-value="U11_EuropaLeague_G2_P2" calcext:value-type="string">
            <text:p>U11_EuropaLeague_G2_P2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53] &amp; &quot;,&quot;&quot;pitch&quot;&quot;:&quot;&quot;&quot; &amp; [.J53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, &quot;&quot;homeTeamFrom&quot;&quot;:&quot;&quot;&quot; &amp; [.H53] &amp; &quot;&quot;&quot;, &quot;&quot;awayTeamFrom&quot;&quot;:&quot;&quot;&quot; &amp; [.I53] &amp; &quot;&quot;&quot;}&quot;" office:value-type="string" office:string-value="{&quot;__v&quot;:0,&quot;index&quot;:52,&quot;pitch&quot;:&quot;7&quot;,&quot;competition&quot;:{&quot;name&quot;:&quot;U11&quot;, &quot;section&quot;:&quot;Europa League&quot;},&quot;tag&quot;:&quot;SF1&quot;, &quot;homeTeam&quot;:&quot;Winner Group 1&quot;, &quot;awayTeam&quot;:&quot;2nd Group 2&quot;, &quot;homeTeamFrom&quot;:&quot;U11_EuropaLeague_G1_P1&quot;, &quot;awayTeamFrom&quot;:&quot;U11_EuropaLeague_G2_P2&quot;}" calcext:value-type="string">
            <text:p>{"__v":0,"index":52,"pitch":"7","competition":{"name":"U11", "section":"Europa League"},"tag":"SF1", "homeTeam":"Winner Group 1", "awayTeam":"2nd Group 2", "homeTeamFrom":"U11_EuropaLeague_G1_P1", "awayTeamFrom":"U11_EuropaLeague_G2_P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Winner Group 2</text:p>
          </table:table-cell>
          <table:table-cell table:style-name="ce10" office:value-type="string" calcext:value-type="string">
            <text:p>2nd Group 1</text:p>
          </table:table-cell>
          <table:table-cell table:style-name="ce10" table:formula="of:=AGE_GROUP&amp;&quot;_&quot;&amp;SUBSTITUTE(S2_SEC2;&quot; &quot;;&quot;&quot;)&amp;&quot;_G2_P1&quot;" office:value-type="string" office:string-value="U11_EuropaLeague_G2_P1" calcext:value-type="string">
            <text:p>U11_EuropaLeague_G2_P1</text:p>
          </table:table-cell>
          <table:table-cell table:style-name="ce10" table:formula="of:=AGE_GROUP&amp;&quot;_&quot;&amp;SUBSTITUTE(S2_SEC2;&quot; &quot;;&quot;&quot;)&amp;&quot;_G1_P2&quot;" office:value-type="string" office:string-value="U11_EuropaLeague_G1_P2" calcext:value-type="string">
            <text:p>U11_EuropaLeague_G1_P2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54] &amp; &quot;,&quot;&quot;pitch&quot;&quot;:&quot;&quot;&quot; &amp; [.J54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, &quot;&quot;homeTeamFrom&quot;&quot;:&quot;&quot;&quot; &amp; [.H54] &amp; &quot;&quot;&quot;, &quot;&quot;awayTeamFrom&quot;&quot;:&quot;&quot;&quot; &amp; [.I54] &amp; &quot;&quot;&quot;}&quot;" office:value-type="string" office:string-value="{&quot;__v&quot;:0,&quot;index&quot;:53,&quot;pitch&quot;:&quot;8&quot;,&quot;competition&quot;:{&quot;name&quot;:&quot;U11&quot;, &quot;section&quot;:&quot;Europa League&quot;},&quot;tag&quot;:&quot;SF2&quot;, &quot;homeTeam&quot;:&quot;Winner Group 2&quot;, &quot;awayTeam&quot;:&quot;2nd Group 1&quot;, &quot;homeTeamFrom&quot;:&quot;U11_EuropaLeague_G2_P1&quot;, &quot;awayTeamFrom&quot;:&quot;U11_EuropaLeague_G1_P2&quot;}" calcext:value-type="string">
            <text:p>{"__v":0,"index":53,"pitch":"8","competition":{"name":"U11", "section":"Europa League"},"tag":"SF2", "homeTeam":"Winner Group 2", "awayTeam":"2nd Group 1", "homeTeamFrom":"U11_EuropaLeague_G2_P1", "awayTeamFrom":"U11_EuropaLeague_G1_P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Winner SF1</text:p>
          </table:table-cell>
          <table:table-cell table:style-name="ce10" office:value-type="string" calcext:value-type="string">
            <text:p>Winner SF2</text:p>
          </table:table-cell>
          <table:table-cell table:style-name="ce10" table:formula="of:=AGE_GROUP&amp;&quot;_&quot;&amp;SUBSTITUTE(S2_SEC2;&quot; &quot;;&quot;&quot;)&amp;&quot;_SF1&quot;" office:value-type="string" office:string-value="U11_EuropaLeague_SF1" calcext:value-type="string">
            <text:p>U11_EuropaLeague_SF1</text:p>
          </table:table-cell>
          <table:table-cell table:style-name="ce10" table:formula="of:=AGE_GROUP&amp;&quot;_&quot;&amp;SUBSTITUTE(S2_SEC2;&quot; &quot;;&quot;&quot;)&amp;&quot;_SF1&quot;" office:value-type="string" office:string-value="U11_EuropaLeague_SF1" calcext:value-type="string">
            <text:p>U11_EuropaLeague_SF1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55] &amp; &quot;,&quot;&quot;pitch&quot;&quot;:&quot;&quot;&quot; &amp; [.J55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, &quot;&quot;homeTeamFrom&quot;&quot;:&quot;&quot;&quot; &amp; [.H55] &amp; &quot;&quot;&quot;, &quot;&quot;awayTeamFrom&quot;&quot;:&quot;&quot;&quot; &amp; [.I55] &amp; &quot;&quot;&quot;}&quot;" office:value-type="string" office:string-value="{&quot;__v&quot;:0,&quot;index&quot;:54,&quot;pitch&quot;:&quot;7&quot;,&quot;competition&quot;:{&quot;name&quot;:&quot;U11&quot;, &quot;section&quot;:&quot;Europa League&quot;},&quot;tag&quot;:&quot;FIN&quot;, &quot;homeTeam&quot;:&quot;Winner SF1&quot;, &quot;awayTeam&quot;:&quot;Winner SF2&quot;, &quot;homeTeamFrom&quot;:&quot;U11_EuropaLeague_SF1&quot;, &quot;awayTeamFrom&quot;:&quot;U11_EuropaLeague_SF1&quot;}" calcext:value-type="string">
            <text:p>{"__v":0,"index":54,"pitch":"7","competition":{"name":"U11", "section":"Europa League"},"tag":"FIN", "homeTeam":"Winner SF1", "awayTeam":"Winner SF2", "homeTeamFrom":"U11_EuropaLeague_SF1", "awayTeamFrom":"U11_EuropaLeague_SF1"}</text:p>
          </table:table-cell>
          <table:table-cell table:number-columns-repeated="101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>
        <table:named-range table:name="AGE_GROUP" table:base-cell-address="$'TEAM NAMES'.$B$2" table:cell-range-address="$'TEAM NAMES'.$B$2"/>
        <table:named-range table:name="S2_SEC1" table:base-cell-address="$'TEAM NAMES'.$D$2" table:cell-range-address="$'TEAM NAMES'.$D$2"/>
        <table:named-range table:name="S2_SEC2" table:base-cell-address="$'TEAM NAMES'.$D$3" table:cell-range-address="$'TEAM NAMES'.$D$3"/>
        <table:named-range table:name="SECTION" table:base-cell-address="$'TEAM NAMES'.$B$2" table:cell-range-address="$'TEAM NAMES'.$B$3"/>
        <table:named-range table:name="TRANSLATED_TEAM_NAMES" table:base-cell-address="$'TEAM NAMES'.$A$16" table:cell-range-address="$'TEAM NAMES'.$A$16:.$I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21:55:48.086836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creator>Darren Davison</dc:creator>
    <dc:date>2015-10-07T16:02:10.123896025</dc:date>
    <meta:generator>LibreOffice/4.4.3.2$Linux_X86_64 LibreOffice_project/40m0$Build-2</meta:generator>
    <meta:editing-duration>P1DT7H9M55S</meta:editing-duration>
    <meta:editing-cycles>27</meta:editing-cycles>
    <meta:document-statistic meta:table-count="3" meta:cell-count="953" meta:object-count="0"/>
  </office:meta>
</office:document-meta>
</file>